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cm" svg:stroke-color="#ff0000" draw:marker-start-width="0.275cm" draw:marker-end-width="0.275cm" draw:fill="solid" draw:fill-color="#ff0000" draw:textarea-horizontal-align="center" draw:textarea-vertical-align="middle" fo:padding-top="0.15cm" fo:padding-bottom="0.15cm" fo:padding-left="0.275cm" fo:padding-right="0.275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svg:stroke-width="0.05cm" svg:stroke-color="#ff0000" draw:marker-start-width="0.275cm" draw:marker-end-width="0.275cm" draw:textarea-horizontal-align="center" draw:textarea-vertical-align="middle" fo:padding-top="0.15cm" fo:padding-bottom="0.15cm" fo:padding-left="0.275cm" fo:padding-right="0.275cm"/>
    </style:style>
    <style:style style:name="gr6" style:family="graphic" style:parent-style-name="standard">
      <style:graphic-properties svg:stroke-color="#000000" draw:textarea-horizontal-align="justify" draw:textarea-vertical-align="middle" draw:auto-grow-height="false"/>
    </style:style>
    <style:style style:name="gr7" style:family="graphic" style:parent-style-name="standard">
      <style:graphic-properties draw:fill="solid" draw:fill-color="#ffffff" draw:textarea-horizontal-align="center" draw:textarea-vertical-align="middle"/>
    </style:style>
    <style:style style:name="gr8" style:family="graphic" style:parent-style-name="objectwithoutfill">
      <style:graphic-properties draw:fill="none" draw:fill-color="#ffffff" draw:textarea-horizontal-align="center" draw:textarea-vertical-align="middle"/>
    </style:style>
    <style:style style:name="gr9" style:family="graphic" style:parent-style-name="standard">
      <style:graphic-properties draw:fill="solid" draw:fill-color="#000000" draw:textarea-horizontal-align="center" draw:textarea-vertical-align="middle"/>
    </style:style>
    <style:style style:name="gr10" style:family="graphic" style:parent-style-name="standard">
      <style:graphic-properties draw:fill="solid" draw:fill-color="#ff0000" draw:textarea-horizontal-align="center" draw:textarea-vertical-align="middle"/>
    </style:style>
    <style:style style:name="gr11" style:family="graphic" style:parent-style-name="standard">
      <style:graphic-properties svg:stroke-color="#000000" draw:marker-end="Arrow" draw:marker-end-width="0.3cm" draw:fill="solid" draw:fill-color="#ff0000" draw:textarea-horizontal-align="center" draw:textarea-vertical-align="middle"/>
    </style:style>
    <style:style style:name="gr12" style:family="graphic" style:parent-style-name="objectwithoutfill">
      <style:graphic-properties svg:stroke-color="#000000" draw:fill="none" draw:fill-color="#ff0000" draw:textarea-horizontal-align="center" draw:textarea-vertical-align="middle"/>
    </style:style>
    <style:style style:name="gr13" style:family="graphic" style:parent-style-name="standard">
      <style:graphic-properties svg:stroke-width="0.03cm" svg:stroke-color="#008000" draw:marker-start-width="0.245cm" draw:marker-end-width="0.245cm" draw:fill="solid" draw:fill-color="#00ae00" draw:textarea-horizontal-align="center" draw:textarea-vertical-align="middle" fo:padding-top="0.14cm" fo:padding-bottom="0.14cm" fo:padding-left="0.265cm" fo:padding-right="0.265cm"/>
    </style:style>
    <style:style style:name="gr14" style:family="graphic" style:parent-style-name="standard">
      <style:graphic-properties svg:stroke-color="#ff0000" draw:fill="solid" draw:fill-color="#00ae00" draw:textarea-horizontal-align="center" draw:textarea-vertical-align="middle"/>
    </style:style>
    <style:style style:name="gr15" style:family="graphic" style:parent-style-name="standard">
      <style:graphic-properties svg:stroke-color="#000000" draw:fill="solid" draw:fill-color="#00ae00" draw:textarea-horizontal-align="center" draw:textarea-vertical-align="middle"/>
    </style:style>
    <style:style style:name="gr16" style:family="graphic" style:parent-style-name="standard">
      <style:graphic-properties svg:stroke-color="#ff0000" draw:marker-start="Arrow" draw:marker-start-width="0.3cm" draw:marker-end="Arrow" draw:marker-end-width="0.3cm" draw:fill="solid" draw:fill-color="#00ae00" draw:textarea-horizontal-align="center" draw:textarea-vertical-align="middle"/>
    </style:style>
    <style:style style:name="gr17" style:family="graphic" style:parent-style-name="standard">
      <style:graphic-properties svg:stroke-color="#008000" draw:fill="solid" draw:fill-color="#00ae00" draw:textarea-horizontal-align="center" draw:textarea-vertical-align="middle"/>
    </style:style>
    <style:style style:name="gr18" style:family="graphic" style:parent-style-name="standard">
      <style:graphic-properties svg:stroke-color="#000000" draw:fill="solid" draw:fill-color="#000000" draw:textarea-horizontal-align="center" draw:textarea-vertical-align="middle"/>
    </style:style>
    <style:style style:name="gr19" style:family="graphic" style:parent-style-name="standard">
      <style:graphic-properties svg:stroke-color="#000000" draw:fill="solid" draw:fill-color="#ff0000" draw:textarea-horizontal-align="center" draw:textarea-vertical-align="middle"/>
    </style:style>
    <style:style style:name="gr20" style:family="graphic" style:parent-style-name="standard">
      <style:graphic-properties svg:stroke-color="#000000" draw:marker-end="Arrow" draw:marker-end-width="0.3cm" draw:fill="solid" draw:fill-color="#00ae00" draw:textarea-horizontal-align="center" draw:textarea-vertical-align="middl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svg:stroke-color="#000000" draw:fill="solid" draw:fill-color="#008000" draw:textarea-horizontal-align="center" draw:textarea-vertical-align="middle"/>
    </style:style>
    <style:style style:name="gr23" style:family="graphic" style:parent-style-name="standard">
      <style:graphic-properties svg:stroke-width="0.02cm" svg:stroke-color="#008000" draw:marker-start-width="0.08cm" draw:marker-end-width="0.08cm" draw:textarea-horizontal-align="center" draw:textarea-vertical-align="middle" fo:padding-top="0.135cm" fo:padding-bottom="0.135cm" fo:padding-left="0.26cm" fo:padding-right="0.26cm"/>
    </style:style>
    <style:style style:name="gr24" style:family="graphic" style:parent-style-name="standard">
      <style:graphic-properties svg:stroke-width="0.02cm" svg:stroke-color="#008000" draw:textarea-horizontal-align="center" draw:textarea-vertical-align="middle" fo:padding-top="0.135cm" fo:padding-bottom="0.135cm" fo:padding-left="0.26cm" fo:padding-right="0.26cm"/>
    </style:style>
    <style:style style:name="gr25" style:family="graphic" style:parent-style-name="standard">
      <style:graphic-properties svg:stroke-width="0.02cm" svg:stroke-color="#008000" draw:marker-start-width="0.215cm" draw:marker-end-width="0.215cm" draw:textarea-horizontal-align="center" draw:textarea-vertical-align="middle" fo:padding-top="0.135cm" fo:padding-bottom="0.135cm" fo:padding-left="0.26cm" fo:padding-right="0.26cm"/>
    </style:style>
    <style:style style:name="gr26" style:family="graphic" style:parent-style-name="standard">
      <style:graphic-properties svg:stroke-width="0.02cm" svg:stroke-color="#000000" draw:fill="solid" draw:fill-color="#ffffff" draw:textarea-horizontal-align="center" draw:textarea-vertical-align="middle" fo:padding-top="0.135cm" fo:padding-bottom="0.135cm" fo:padding-left="0.26cm" fo:padding-right="0.26cm"/>
    </style:style>
    <style:style style:name="gr27" style:family="graphic" style:parent-style-name="standard">
      <style:graphic-properties svg:stroke-width="0.02cm" svg:stroke-color="#000000" draw:textarea-horizontal-align="center" draw:textarea-vertical-align="middle" fo:padding-top="0.135cm" fo:padding-bottom="0.135cm" fo:padding-left="0.26cm" fo:padding-right="0.26cm"/>
    </style:style>
    <style:style style:name="gr28" style:family="graphic" style:parent-style-name="standard">
      <style:graphic-properties svg:stroke-width="0.04cm" svg:stroke-color="#008000" draw:textarea-horizontal-align="center" draw:textarea-vertical-align="middle" fo:padding-top="0.145cm" fo:padding-bottom="0.145cm" fo:padding-left="0.27cm" fo:padding-right="0.27cm"/>
    </style:style>
    <style:style style:name="gr29" style:family="graphic" style:parent-style-name="standard">
      <style:graphic-properties draw:stroke="none" svg:stroke-width="0.04cm" svg:stroke-color="#000000" draw:fill="none" draw:fill-color="#ffffff" draw:textarea-horizontal-align="left" draw:auto-grow-height="true" draw:auto-grow-width="true" fo:min-height="0cm" fo:min-width="0cm" fo:padding-top="0.145cm" fo:padding-bottom="0.145cm" fo:padding-left="0.27cm" fo:padding-right="0.27cm"/>
    </style:style>
    <style:style style:name="gr30" style:family="graphic" style:parent-style-name="standard">
      <style:graphic-properties draw:stroke="none" svg:stroke-color="#000000" draw:fill="none" draw:fill-color="#ffffff" draw:textarea-horizontal-align="left" draw:auto-grow-height="true" draw:auto-grow-width="false" fo:min-height="0.588cm" fo:min-width="0.484cm"/>
    </style:style>
    <style:style style:name="gr31" style:family="graphic" style:parent-style-name="standard">
      <style:graphic-properties draw:stroke="none" svg:stroke-color="#000000" draw:fill="none" draw:fill-color="#ffffff" draw:textarea-horizontal-align="left" draw:auto-grow-height="true" draw:auto-grow-width="false" fo:min-height="0.589cm" fo:min-width="0.484cm"/>
    </style:style>
    <style:style style:name="gr32" style:family="graphic" style:parent-style-name="standard">
      <style:graphic-properties draw:stroke="none" svg:stroke-color="#000000" draw:fill="none" draw:fill-color="#ffffff" draw:textarea-horizontal-align="left" draw:auto-grow-height="true" draw:auto-grow-width="false" fo:min-height="0.589cm" fo:min-width="0.485cm"/>
    </style:style>
    <style:style style:name="gr33" style:family="graphic" style:parent-style-name="standard">
      <style:graphic-properties draw:stroke="none" svg:stroke-color="#000000" draw:fill="none" draw:fill-color="#ffffff" draw:textarea-horizontal-align="left" draw:auto-grow-height="true" draw:auto-grow-width="false" fo:min-height="0.588cm" fo:min-width="0.485cm"/>
    </style:style>
    <style:style style:name="gr34" style:family="graphic" style:parent-style-name="standard">
      <style:graphic-properties draw:stroke="none" svg:stroke-color="#000000" draw:fill="none" draw:fill-color="#ffffff" draw:textarea-horizontal-align="left" draw:auto-grow-height="true" draw:auto-grow-width="false" fo:min-height="1.012cm" fo:min-width="0.734cm"/>
    </style:style>
    <style:style style:name="gr35" style:family="graphic" style:parent-style-name="standard">
      <style:graphic-properties draw:stroke="none" svg:stroke-color="#000000" draw:fill="none" draw:fill-color="#ffffff" draw:textarea-horizontal-align="left" draw:auto-grow-height="true" draw:auto-grow-width="false" fo:min-height="1.012cm" fo:min-width="0.888cm"/>
    </style:style>
    <style:style style:name="gr36" style:family="graphic" style:parent-style-name="standard">
      <style:graphic-properties draw:marker-end="Arrow" draw:marker-end-width="0.3cm" draw:fill="solid" draw:fill-color="#ffffff" draw:textarea-horizontal-align="center" draw:textarea-vertical-align="middle"/>
    </style:style>
    <style:style style:name="gr37" style:family="graphic" style:parent-style-name="standard">
      <style:graphic-properties svg:stroke-color="#ff0000" draw:fill="solid" draw:fill-color="#ffffff" draw:textarea-horizontal-align="center" draw:textarea-vertical-align="middle"/>
    </style:style>
    <style:style style:name="gr38" style:family="graphic" style:parent-style-name="standard">
      <style:graphic-properties svg:stroke-color="#000000" draw:fill="solid" draw:fill-color="#ffffff" draw:textarea-horizontal-align="center" draw:textarea-vertical-align="middle"/>
    </style:style>
    <style:style style:name="gr39" style:family="graphic" style:parent-style-name="standard">
      <style:graphic-properties draw:stroke="dash" draw:stroke-dash="Fine_20_Dashed" svg:stroke-color="#ff0000" draw:textarea-horizontal-align="center" draw:textarea-vertical-align="middle"/>
    </style:style>
    <style:style style:name="gr40" style:family="graphic" style:parent-style-name="standard">
      <style:graphic-properties draw:stroke="solid" draw:stroke-dash="Fine_20_Dashed" svg:stroke-color="#008000" draw:marker-end="Arrow" draw:marker-end-width="0.3cm" draw:textarea-horizontal-align="center" draw:textarea-vertical-align="middle"/>
    </style:style>
    <style:style style:name="gr41"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0000" fo:font-size="12pt" style:font-size-asian="12pt" style:font-size-complex="12pt"/>
    </style:style>
    <style:style style:name="P3" style:family="paragraph">
      <style:text-properties fo:color="#ff0000"/>
    </style:style>
    <style:style style:name="P4" style:family="paragraph">
      <style:text-properties fo:color="#ff0000" fo:font-size="13pt" style:font-size-asian="13pt" style:font-size-complex="13pt"/>
    </style:style>
    <style:style style:name="P5" style:family="paragraph">
      <style:text-properties fo:color="#008000" fo:font-size="13pt" style:font-size-asian="13pt" style:font-size-complex="13pt"/>
    </style:style>
    <style:style style:name="P6" style:family="paragraph">
      <style:text-properties fo:color="#000000" fo:font-size="11pt" style:font-size-asian="11pt" style:font-size-complex="11pt"/>
    </style:style>
    <style:style style:name="P7" style:family="paragraph">
      <style:text-properties fo:font-size="15pt" style:font-size-asian="15pt" style:font-size-complex="15pt"/>
    </style:style>
    <style:style style:name="P8" style:family="paragraph">
      <style:text-properties fo:color="#ff0000" fo:font-size="14pt" style:font-size-asian="14pt" style:font-size-complex="14pt"/>
    </style:style>
    <style:style style:name="P9" style:family="paragraph">
      <style:text-properties fo:color="#000000" fo:font-size="14pt" style:font-size-asian="14pt" style:font-size-complex="14pt"/>
    </style:style>
    <style:style style:name="P10" style:family="paragraph">
      <style:text-properties fo:font-size="13pt" style:font-size-asian="13pt" style:font-size-complex="13pt"/>
    </style:style>
    <style:style style:name="P11" style:family="paragraph">
      <style:text-properties fo:color="#008000" fo:font-size="14pt" style:font-size-asian="14pt" style:font-size-complex="14pt"/>
    </style:style>
    <style:style style:name="P12" style:family="paragraph">
      <style:text-properties fo:font-size="10pt" style:font-size-asian="10pt" style:font-size-complex="10pt"/>
    </style:style>
    <style:style style:name="P13" style:family="paragraph">
      <style:text-properties fo:font-size="14pt" style:font-size-asian="14pt" style:font-size-complex="14pt"/>
    </style:style>
    <style:style style:name="P14" style:family="paragraph">
      <style:text-properties fo:font-size="16pt" style:font-size-asian="16pt" style:font-size-complex="16pt"/>
    </style:style>
    <style:style style:name="P15" style:family="paragraph">
      <style:text-properties fo:color="#008000" fo:font-size="16pt" style:font-size-asian="16pt" style:font-size-complex="16pt"/>
    </style:style>
    <style:style style:name="P16" style:family="paragraph">
      <style:text-properties fo:color="#ff0000" fo:font-size="16pt" style:font-size-asian="16pt" style:font-size-complex="16pt"/>
    </style:style>
    <style:style style:name="T1" style:family="text">
      <style:text-properties style:text-position="sub 58%"/>
    </style:style>
    <style:style style:name="T2" style:family="text">
      <style:text-properties fo:color="#ff0000"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3" style:family="text">
      <style:text-properties fo:color="#ff0000" fo:font-size="12pt" style:font-size-asian="12pt" style:font-size-complex="12pt"/>
    </style:style>
    <style:style style:name="T4" style:family="text">
      <style:text-properties fo:color="#ff0000"/>
    </style:style>
    <style:style style:name="T5" style:family="text">
      <style:text-properties fo:color="#ff0000" fo:font-size="13pt" style:font-size-asian="13pt" style:font-size-complex="13pt"/>
    </style:style>
    <style:style style:name="T6" style:family="text">
      <style:text-properties fo:color="#008000" fo:font-size="13pt" style:font-size-asian="13pt" style:font-size-complex="13pt"/>
    </style:style>
    <style:style style:name="T7" style:family="text">
      <style:text-properties fo:color="#000000" fo:font-size="11pt" style:font-size-asian="11pt" style:font-size-complex="11pt"/>
    </style:style>
    <style:style style:name="T8" style:family="text">
      <style:text-properties fo:color="#ff0000" style:text-position="sub 58%" fo:font-size="12pt" style:font-size-asian="12pt" style:font-size-complex="12pt"/>
    </style:style>
    <style:style style:name="T9" style:family="text">
      <style:text-properties fo:font-size="15pt" style:font-size-asian="15pt" style:font-size-complex="15pt"/>
    </style:style>
    <style:style style:name="T10" style:family="text">
      <style:text-properties fo:color="#ff0000" fo:font-size="14pt" style:font-size-asian="14pt" style:font-size-complex="14pt"/>
    </style:style>
    <style:style style:name="T11" style:family="text">
      <style:text-properties fo:color="#000000" fo:font-size="14pt" style:font-size-asian="14pt" style:font-size-complex="14pt"/>
    </style:style>
    <style:style style:name="T12" style:family="text">
      <style:text-properties fo:font-size="13pt" style:font-size-asian="13pt" style:font-size-complex="13pt"/>
    </style:style>
    <style:style style:name="T13" style:family="text">
      <style:text-properties fo:color="#008000" fo:font-size="14pt" style:font-size-asian="14pt" style:font-size-complex="14pt"/>
    </style:style>
    <style:style style:name="T14" style:family="text">
      <style:text-properties fo:color="#008000" style:text-position="sub 58%" fo:font-size="14pt" style:font-size-asian="14pt" style:font-size-complex="14pt"/>
    </style:style>
    <style:style style:name="T15" style:family="text">
      <style:text-properties fo:font-size="10pt" style:font-size-asian="10pt" style:font-size-complex="10pt"/>
    </style:style>
    <style:style style:name="T16" style:family="text">
      <style:text-properties fo:font-size="14pt" style:font-size-asian="14pt" style:font-size-complex="14pt"/>
    </style:style>
    <style:style style:name="T17" style:family="text">
      <style:text-properties fo:font-size="16pt" style:font-size-asian="16pt" style:font-size-complex="16pt"/>
    </style:style>
    <style:style style:name="T18" style:family="text">
      <style:text-properties fo:color="#008000" fo:font-size="16pt" style:font-size-asian="16pt" style:font-size-complex="16pt"/>
    </style:style>
    <style:style style:name="T19" style:family="text">
      <style:text-properties fo:color="#ff0000"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5.9cm" svg:y1="7.6cm" svg:x2="6.4cm" svg:y2="8.1cm">
          <text:p/>
        </draw:line>
        <draw:line draw:style-name="gr2" draw:text-style-name="P1" draw:layer="layout" svg:x1="5cm" svg:y1="17.5cm" svg:x2="10.5cm" svg:y2="17.5cm">
          <text:p/>
        </draw:line>
        <draw:line draw:style-name="gr2" draw:text-style-name="P1" draw:layer="layout" svg:x1="5.5cm" svg:y1="18cm" svg:x2="5.5cm" svg:y2="13.5cm">
          <text:p/>
        </draw:line>
        <draw:frame draw:style-name="gr3" draw:layer="layout" svg:width="1.018cm" svg:height="1.17cm" svg:x="10cm" svg:y="17.83cm">
          <draw:text-box>
            <text:p>x<text:span text:style-name="T1">1</text:span></text:p>
          </draw:text-box>
        </draw:frame>
        <draw:frame draw:style-name="gr3" draw:layer="layout" svg:width="1.018cm" svg:height="1.17cm" svg:x="4cm" svg:y="13cm">
          <draw:text-box>
            <text:p>x<text:span text:style-name="T1">2</text:span></text:p>
          </draw:text-box>
        </draw:frame>
        <draw:custom-shape draw:style-name="gr4" draw:text-style-name="P1" draw:layer="layout" svg:width="4.5cm" svg:height="2.5cm" svg:x="5.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cm" svg:height="2cm" svg:x="5.7cm" svg:y="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1.6cm" svg:x="5.9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9cm" svg:height="1.4cm" svg:x="6.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2cm" svg:height="0.9cm" svg:x="6.6cm" svg:y="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4cm" svg:height="0.3cm" svg:x="7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6.3cm" svg:y1="16.2cm" svg:x2="6.3cm" svg:y2="14.2cm">
          <text:p/>
        </draw:line>
        <draw:line draw:style-name="gr5" draw:text-style-name="P1" draw:layer="layout" svg:x1="6.1cm" svg:y1="14.6cm" svg:x2="8.6cm" svg:y2="14.6cm">
          <text:p/>
        </draw:line>
        <draw:line draw:style-name="gr5" draw:text-style-name="P1" draw:layer="layout" svg:x1="8.5cm" svg:y1="15.8cm" svg:x2="8.5cm" svg:y2="14.3cm">
          <text:p/>
        </draw:line>
        <draw:line draw:style-name="gr5" draw:text-style-name="P1" draw:layer="layout" svg:x1="8.8cm" svg:y1="15.5cm" svg:x2="7.3cm" svg:y2="15.5cm">
          <text:p/>
        </draw:line>
        <draw:line draw:style-name="gr5" draw:text-style-name="P1" draw:layer="layout" svg:x1="7.5cm" svg:y1="14.7cm" svg:x2="7.5cm" svg:y2="15.7cm">
          <text:p/>
        </draw:line>
        <draw:line draw:style-name="gr5" draw:text-style-name="P1" draw:layer="layout" svg:x1="8.1cm" svg:y1="15cm" svg:x2="7.1cm" svg:y2="15cm">
          <text:p/>
        </draw:line>
        <draw:custom-shape draw:style-name="gr6" draw:text-style-name="P1" draw:layer="layout" svg:width="0.5cm" svg:height="0.5cm" svg:x="6.1cm" svg:y="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4.5cm" svg:y1="10cm" svg:x2="10cm" svg:y2="10cm">
          <text:p/>
        </draw:line>
        <draw:line draw:style-name="gr2" draw:text-style-name="P1" draw:layer="layout" svg:x1="5cm" svg:y1="10.5cm" svg:x2="5cm" svg:y2="6cm">
          <text:p/>
        </draw:line>
        <draw:frame draw:style-name="gr3" draw:layer="layout" svg:width="1.018cm" svg:height="1.17cm" svg:x="9.5cm" svg:y="10.33cm">
          <draw:text-box>
            <text:p>x<text:span text:style-name="T1">1</text:span></text:p>
          </draw:text-box>
        </draw:frame>
        <draw:frame draw:style-name="gr3" draw:layer="layout" svg:width="1.018cm" svg:height="1.17cm" svg:x="8.982cm" svg:y="8cm">
          <draw:text-box>
            <text:p>x<text:span text:style-name="T1">2</text:span></text:p>
          </draw:text-box>
        </draw:frame>
        <draw:line draw:style-name="gr2" draw:text-style-name="P1" draw:layer="layout" svg:x1="4.5cm" svg:y1="10.2cm" svg:x2="9cm" svg:y2="8.2cm">
          <text:p/>
        </draw:line>
        <draw:frame draw:style-name="gr3" draw:layer="layout" svg:width="1.662cm" svg:height="0.963cm" svg:x="3cm" svg:y="6cm">
          <draw:text-box>
            <text:p>P(x)</text:p>
          </draw:text-box>
        </draw:frame>
        <draw:ellipse draw:style-name="gr7" draw:text-style-name="P1" draw:layer="layout" svg:width="3cm" svg:height="1cm" svg:x="5.5cm" svg:y="6.5cm">
          <text:p/>
        </draw:ellipse>
        <draw:path draw:style-name="gr8" draw:text-style-name="P1" draw:layer="layout" svg:width="3.705cm" svg:height="2.538cm" draw:transform="skewX (-0.672649893718488) rotate (-0.933053018117178) translate (6.29341288372465cm 4.02231850460664cm)" svg:viewBox="0 0 3706 2539" svg:d="m0 2410c2964 805 3706-2410 3706-2410">
          <text:p/>
        </draw:path>
        <draw:path draw:style-name="gr9" draw:text-style-name="P1" draw:layer="layout" svg:width="0.209cm" svg:height="0.192cm" svg:x="6.836cm" svg:y="8.441cm" svg:viewBox="0 0 210 193" svg:d="m76 0c-134 27-72 198 42 193 131-6 114-188 0-185h-42z">
          <text:p/>
        </draw:path>
        <draw:path draw:style-name="gr10" draw:text-style-name="P1" draw:layer="layout" svg:width="0.209cm" svg:height="0.192cm" svg:x="5.79cm" svg:y="7.5cm" svg:viewBox="0 0 210 193" svg:d="m76 0c-134 27-72 198 42 193 131-6 114-188 0-185h-42z">
          <text:p/>
        </draw:path>
        <draw:frame draw:style-name="gr3" draw:text-style-name="P2" draw:layer="layout" svg:width="1.556cm" svg:height="0.725cm" svg:x="4.5cm" svg:y="7.5cm">
          <draw:text-box>
            <text:p><text:span text:style-name="T2">Δ</text:span><text:span text:style-name="T3">P(x)</text:span></text:p>
          </draw:text-box>
        </draw:frame>
      </draw:page>
      <draw:page draw:name="page2" draw:style-name="dp1" draw:master-page-name="Standard">
        <draw:line draw:style-name="gr11" draw:text-style-name="P1" draw:layer="layout" svg:x1="2cm" svg:y1="6.963cm" svg:x2="12.5cm" svg:y2="6.963cm">
          <text:p/>
        </draw:line>
        <draw:path draw:style-name="gr12" draw:text-style-name="P1" draw:layer="layout" svg:width="10.035cm" svg:height="1.884cm" svg:x="2.403cm" svg:y="4.294cm" svg:viewBox="0 0 10036 1885" svg:d="m0 1865c202-23 399 30 602 19 193-10 390 3 584 0 200-3 400-8 602-19 207-11 403-60 602-109 190-47 370-137 548-219 194-89 983-433 1186-529s388-210 584-310c191-97 382-200 584-274 197-72 382-181 584-237 201-56 410-101 620-110 205-9 394-68 602-55 193 12 388-8 584-18 194-10 386-2 584 37 190 37 1575 18 1770 18">
          <text:p/>
        </draw:path>
        <draw:frame draw:style-name="gr3" draw:layer="layout" svg:width="0.853cm" svg:height="0.963cm" svg:x="11cm" svg:y="3.5cm">
          <draw:text-box>
            <text:p>u</text:p>
          </draw:text-box>
        </draw:frame>
        <draw:line draw:style-name="gr13" draw:text-style-name="P1" draw:layer="layout" svg:x1="2.8cm" svg:y1="6.463cm" svg:x2="10.8cm" svg:y2="3.963cm">
          <text:p/>
        </draw:line>
        <draw:line draw:style-name="gr14" draw:text-style-name="P1" draw:layer="layout" svg:x1="3.7cm" svg:y1="5.963cm" svg:x2="3.7cm" svg:y2="6.963cm">
          <text:p/>
        </draw:line>
        <draw:line draw:style-name="gr14" draw:text-style-name="P1" draw:layer="layout" svg:x1="9.6cm" svg:y1="3.963cm" svg:x2="9.6cm" svg:y2="6.963cm">
          <text:p/>
        </draw:line>
        <draw:line draw:style-name="gr15" draw:text-style-name="P1" draw:layer="layout" svg:x1="6.6cm" svg:y1="4.963cm" svg:x2="6.6cm" svg:y2="6.963cm">
          <text:p/>
        </draw:line>
        <draw:frame draw:style-name="gr3" draw:layer="layout" svg:width="0.815cm" svg:height="0.963cm" svg:x="6.2cm" svg:y="6.8cm">
          <draw:text-box>
            <text:p>x</text:p>
          </draw:text-box>
        </draw:frame>
        <draw:frame draw:style-name="gr3" draw:text-style-name="P3" draw:layer="layout" svg:width="1.734cm" svg:height="0.963cm" svg:x="2.9cm" svg:y="6.763cm">
          <draw:text-box>
            <text:p><text:span text:style-name="T4">x - h</text:span></text:p>
          </draw:text-box>
        </draw:frame>
        <draw:frame draw:style-name="gr3" draw:text-style-name="P3" draw:layer="layout" svg:width="1.895cm" svg:height="0.963cm" svg:x="8.705cm" svg:y="6.863cm">
          <draw:text-box>
            <text:p><text:span text:style-name="T4">x + h</text:span></text:p>
          </draw:text-box>
        </draw:frame>
        <draw:line draw:style-name="gr16" draw:text-style-name="P1" draw:layer="layout" svg:x1="3.9cm" svg:y1="6.663cm" svg:x2="6.4cm" svg:y2="6.663cm">
          <text:p/>
        </draw:line>
        <draw:line draw:style-name="gr16" draw:text-style-name="P1" draw:layer="layout" svg:x1="6.8cm" svg:y1="6.663cm" svg:x2="9.3cm" svg:y2="6.663cm">
          <text:p/>
        </draw:line>
        <draw:frame draw:style-name="gr3" draw:text-style-name="P2" draw:layer="layout" svg:width="0.739cm" svg:height="0.725cm" svg:x="4.9cm" svg:y="6.063cm">
          <draw:text-box>
            <text:p><text:span text:style-name="T3">h</text:span></text:p>
          </draw:text-box>
        </draw:frame>
        <draw:frame draw:style-name="gr3" draw:text-style-name="P2" draw:layer="layout" svg:width="0.739cm" svg:height="0.725cm" svg:x="7.7cm" svg:y="6.063cm">
          <draw:text-box>
            <text:p><text:span text:style-name="T3">h</text:span></text:p>
          </draw:text-box>
        </draw:frame>
        <draw:line draw:style-name="gr11" draw:text-style-name="P1" draw:layer="layout" svg:x1="3cm" svg:y1="13.463cm" svg:x2="13.5cm" svg:y2="13.463cm">
          <text:p/>
        </draw:line>
        <draw:path draw:style-name="gr12" draw:text-style-name="P1" draw:layer="layout" svg:width="10.035cm" svg:height="1.884cm" svg:x="3.403cm" svg:y="10.794cm" svg:viewBox="0 0 10036 1885" svg:d="m0 1865c202-23 399 30 602 19 193-10 390 3 584 0 200-3 400-8 602-19 207-11 403-60 602-109 190-47 370-137 548-219 194-89 983-433 1186-529s388-210 584-310c191-97 382-200 584-274 197-72 382-181 584-237 201-56 410-101 620-110 205-9 394-68 602-55 193 12 388-8 584-18 194-10 386-2 584 37 190 37 1575 18 1770 18">
          <text:p/>
        </draw:path>
        <draw:frame draw:style-name="gr3" draw:layer="layout" svg:width="0.853cm" svg:height="0.963cm" svg:x="12cm" svg:y="10cm">
          <draw:text-box>
            <text:p>u</text:p>
          </draw:text-box>
        </draw:frame>
        <draw:line draw:style-name="gr14" draw:text-style-name="P1" draw:layer="layout" svg:x1="4.7cm" svg:y1="12.463cm" svg:x2="4.7cm" svg:y2="13.463cm">
          <text:p/>
        </draw:line>
        <draw:line draw:style-name="gr14" draw:text-style-name="P1" draw:layer="layout" svg:x1="10.6cm" svg:y1="10.463cm" svg:x2="10.6cm" svg:y2="13.463cm">
          <text:p/>
        </draw:line>
        <draw:line draw:style-name="gr15" draw:text-style-name="P1" draw:layer="layout" svg:x1="7.6cm" svg:y1="11.463cm" svg:x2="7.6cm" svg:y2="13.463cm">
          <text:p/>
        </draw:line>
        <draw:frame draw:style-name="gr3" draw:layer="layout" svg:width="0.815cm" svg:height="0.963cm" svg:x="7.2cm" svg:y="13.3cm">
          <draw:text-box>
            <text:p>x</text:p>
          </draw:text-box>
        </draw:frame>
        <draw:frame draw:style-name="gr3" draw:text-style-name="P4" draw:layer="layout" svg:width="1.387cm" svg:height="0.759cm" svg:x="4cm" svg:y="13.363cm">
          <draw:text-box>
            <text:p><text:span text:style-name="T5">x - h</text:span></text:p>
          </draw:text-box>
        </draw:frame>
        <draw:frame draw:style-name="gr3" draw:text-style-name="P4" draw:layer="layout" svg:width="1.501cm" svg:height="0.759cm" svg:x="9.905cm" svg:y="13.363cm">
          <draw:text-box>
            <text:p><text:span text:style-name="T5">x + h</text:span></text:p>
          </draw:text-box>
        </draw:frame>
        <draw:line draw:style-name="gr17" draw:text-style-name="P1" draw:layer="layout" svg:x1="6.2cm" svg:y1="12cm" svg:x2="6.2cm" svg:y2="13.5cm">
          <text:p/>
        </draw:line>
        <draw:frame draw:style-name="gr3" draw:text-style-name="P5" draw:layer="layout" svg:width="1.869cm" svg:height="0.759cm" svg:x="5.4cm" svg:y="13.4cm">
          <draw:text-box>
            <text:p><text:span text:style-name="T6">x – h/2</text:span></text:p>
          </draw:text-box>
        </draw:frame>
        <draw:frame draw:style-name="gr3" draw:text-style-name="P5" draw:layer="layout" svg:width="1.882cm" svg:height="0.759cm" svg:x="8.118cm" svg:y="13.4cm">
          <draw:text-box>
            <text:p><text:span text:style-name="T6">x + h/2</text:span></text:p>
          </draw:text-box>
        </draw:frame>
        <draw:line draw:style-name="gr17" draw:text-style-name="P1" draw:layer="layout" svg:x1="9cm" svg:y1="11cm" svg:x2="9cm" svg:y2="13.5cm">
          <text:p/>
        </draw:line>
        <draw:line draw:style-name="gr15" draw:text-style-name="P1" draw:layer="layout" svg:x1="4.5cm" svg:y1="16cm" svg:x2="4.5cm" svg:y2="22cm">
          <text:p/>
        </draw:line>
        <draw:line draw:style-name="gr15" draw:text-style-name="P1" draw:layer="layout" svg:x1="5.5cm" svg:y1="16cm" svg:x2="5.5cm" svg:y2="22cm">
          <text:p/>
        </draw:line>
        <draw:line draw:style-name="gr15" draw:text-style-name="P1" draw:layer="layout" svg:x1="6.5cm" svg:y1="16cm" svg:x2="6.5cm" svg:y2="22cm">
          <text:p/>
        </draw:line>
        <draw:line draw:style-name="gr15" draw:text-style-name="P1" draw:layer="layout" svg:x1="7.5cm" svg:y1="16cm" svg:x2="7.5cm" svg:y2="22cm">
          <text:p/>
        </draw:line>
        <draw:line draw:style-name="gr15" draw:text-style-name="P1" draw:layer="layout" svg:x1="8.5cm" svg:y1="16cm" svg:x2="8.5cm" svg:y2="22cm">
          <text:p/>
        </draw:line>
        <draw:line draw:style-name="gr15" draw:text-style-name="P1" draw:layer="layout" svg:x1="3.5cm" svg:y1="21cm" svg:x2="9.5cm" svg:y2="21cm">
          <text:p/>
        </draw:line>
        <draw:line draw:style-name="gr15" draw:text-style-name="P1" draw:layer="layout" svg:x1="3.5cm" svg:y1="20cm" svg:x2="9.5cm" svg:y2="20cm">
          <text:p/>
        </draw:line>
        <draw:line draw:style-name="gr15" draw:text-style-name="P1" draw:layer="layout" svg:x1="3.5cm" svg:y1="19cm" svg:x2="9.5cm" svg:y2="19cm">
          <text:p/>
        </draw:line>
        <draw:line draw:style-name="gr15" draw:text-style-name="P1" draw:layer="layout" svg:x1="3.5cm" svg:y1="18cm" svg:x2="9.5cm" svg:y2="18cm">
          <text:p/>
        </draw:line>
        <draw:line draw:style-name="gr15" draw:text-style-name="P1" draw:layer="layout" svg:x1="3.5cm" svg:y1="17cm" svg:x2="9.5cm" svg:y2="17cm">
          <text:p/>
        </draw:line>
        <draw:frame draw:style-name="gr3" draw:text-style-name="P6" draw:layer="layout" svg:width="1.366cm" svg:height="0.687cm" svg:x="5.8cm" svg:y="19cm">
          <draw:text-box>
            <text:p><text:span text:style-name="T7">(x, y)</text:span></text:p>
          </draw:text-box>
        </draw:frame>
        <draw:path draw:style-name="gr18" draw:text-style-name="P1" draw:layer="layout" svg:width="0.183cm" svg:height="0.16cm" svg:x="6.416cm" svg:y="18.939cm" svg:viewBox="0 0 184 161" svg:d="m103 2c-41-8-97 8-102 56-5 42 15 92 65 100 43 8 102 2 115-48 12-43-9-98-61-104z">
          <text:p/>
        </draw:path>
        <draw:path draw:style-name="gr19" draw:text-style-name="P1" draw:layer="layout" svg:width="0.183cm" svg:height="0.16cm" svg:x="5.416cm" svg:y="18.94cm" svg:viewBox="0 0 184 161" svg:d="m103 2c-41-8-97 8-102 56-5 42 15 92 65 100 43 8 102 2 115-48 12-43-9-98-61-104z">
          <text:p/>
        </draw:path>
        <draw:path draw:style-name="gr19" draw:text-style-name="P1" draw:layer="layout" svg:width="0.183cm" svg:height="0.16cm" svg:x="6.416cm" svg:y="19.941cm" svg:viewBox="0 0 184 161" svg:d="m103 2c-41-8-97 8-102 56-5 42 15 92 65 100 43 8 102 2 115-48 12-43-9-98-61-104z">
          <text:p/>
        </draw:path>
        <draw:path draw:style-name="gr19" draw:text-style-name="P1" draw:layer="layout" svg:width="0.183cm" svg:height="0.16cm" svg:x="6.416cm" svg:y="17.942cm" svg:viewBox="0 0 184 161" svg:d="m103 2c-41-8-97 8-102 56-5 42 15 92 65 100 43 8 102 2 115-48 12-43-9-98-61-104z">
          <text:p/>
        </draw:path>
        <draw:path draw:style-name="gr19" draw:text-style-name="P1" draw:layer="layout" svg:width="0.183cm" svg:height="0.16cm" svg:x="7.416cm" svg:y="18.943cm" svg:viewBox="0 0 184 161" svg:d="m103 2c-41-8-97 8-102 56-5 42 15 92 65 100 43 8 102 2 115-48 12-43-9-98-61-104z">
          <text:p/>
        </draw:path>
        <draw:frame draw:style-name="gr3" draw:text-style-name="P2" draw:layer="layout" svg:width="1.471cm" svg:height="0.862cm" svg:x="7.3cm" svg:y="18.9cm">
          <draw:text-box>
            <text:p><text:span text:style-name="T3">u</text:span><text:span text:style-name="T8">k + 1, l</text:span></text:p>
          </draw:text-box>
        </draw:frame>
        <draw:frame draw:style-name="gr3" draw:text-style-name="P2" draw:layer="layout" svg:width="1.471cm" svg:height="0.862cm" svg:x="6.301cm" svg:y="17.9cm">
          <draw:text-box>
            <text:p><text:span text:style-name="T3">u</text:span><text:span text:style-name="T8">k, l + 1</text:span></text:p>
          </draw:text-box>
        </draw:frame>
        <draw:frame draw:style-name="gr3" draw:text-style-name="P2" draw:layer="layout" svg:width="1.408cm" svg:height="0.862cm" svg:x="6.302cm" svg:y="19.9cm">
          <draw:text-box>
            <text:p><text:span text:style-name="T3">u</text:span><text:span text:style-name="T8">k, l - 1</text:span></text:p>
          </draw:text-box>
        </draw:frame>
        <draw:frame draw:style-name="gr3" draw:text-style-name="P2" draw:layer="layout" svg:width="1.408cm" svg:height="0.862cm" svg:x="4.303cm" svg:y="18.9cm">
          <draw:text-box>
            <text:p><text:span text:style-name="T3">u</text:span><text:span text:style-name="T8">k - 1, l</text:span></text:p>
          </draw:text-box>
        </draw:frame>
        <draw:line draw:style-name="gr20" draw:text-style-name="P1" draw:layer="layout" svg:x1="3.1cm" svg:y1="21cm" svg:x2="3.1cm" svg:y2="17cm">
          <text:p/>
        </draw:line>
        <draw:frame draw:style-name="gr3" draw:text-style-name="P7" draw:layer="layout" svg:width="0.621cm" svg:height="0.839cm" svg:x="2.379cm" svg:y="17.161cm">
          <draw:text-box>
            <text:p><text:span text:style-name="T9">l</text:span></text:p>
          </draw:text-box>
        </draw:frame>
        <draw:line draw:style-name="gr20" draw:text-style-name="P1" draw:layer="layout" svg:x1="4.6cm" svg:y1="22.3cm" svg:x2="9.6cm" svg:y2="22.3cm">
          <text:p/>
        </draw:line>
        <draw:frame draw:style-name="gr3" draw:text-style-name="P7" draw:layer="layout" svg:width="0.769cm" svg:height="0.839cm" svg:x="8.5cm" svg:y="22.5cm">
          <draw:text-box>
            <text:p><text:span text:style-name="T9">k</text:span></text:p>
          </draw:text-box>
        </draw:frame>
        <draw:line draw:style-name="gr15" draw:text-style-name="P1" draw:layer="layout" svg:x1="12.5cm" svg:y1="19.5cm" svg:x2="17.5cm" svg:y2="19.5cm">
          <text:p/>
        </draw:line>
        <draw:line draw:style-name="gr15" draw:text-style-name="P1" draw:layer="layout" svg:x1="15cm" svg:y1="17cm" svg:x2="15cm" svg:y2="22cm">
          <text:p/>
        </draw:line>
        <draw:path draw:style-name="gr18" draw:text-style-name="P1" draw:layer="layout" svg:width="0.183cm" svg:height="0.16cm" svg:x="14.916cm" svg:y="19.439cm" svg:viewBox="0 0 184 161" svg:d="m103 2c-41-8-97 8-102 56-5 42 15 92 65 100 43 8 102 2 115-48 12-43-9-98-61-104z">
          <text:p/>
        </draw:path>
        <draw:path draw:style-name="gr19" draw:text-style-name="P1" draw:layer="layout" svg:width="0.183cm" svg:height="0.16cm" svg:x="12.916cm" svg:y="19.44cm" svg:viewBox="0 0 184 161" svg:d="m103 2c-41-8-97 8-102 56-5 42 15 92 65 100 43 8 102 2 115-48 12-43-9-98-61-104z">
          <text:p/>
        </draw:path>
        <draw:path draw:style-name="gr19" draw:text-style-name="P1" draw:layer="layout" svg:width="0.183cm" svg:height="0.16cm" svg:x="16.916cm" svg:y="19.441cm" svg:viewBox="0 0 184 161" svg:d="m103 2c-41-8-97 8-102 56-5 42 15 92 65 100 43 8 102 2 115-48 12-43-9-98-61-104z">
          <text:p/>
        </draw:path>
        <draw:path draw:style-name="gr19" draw:text-style-name="P1" draw:layer="layout" svg:width="0.183cm" svg:height="0.16cm" svg:x="14.916cm" svg:y="17.442cm" svg:viewBox="0 0 184 161" svg:d="m103 2c-41-8-97 8-102 56-5 42 15 92 65 100 43 8 102 2 115-48 12-43-9-98-61-104z">
          <text:p/>
        </draw:path>
        <draw:path draw:style-name="gr19" draw:text-style-name="P1" draw:layer="layout" svg:width="0.183cm" svg:height="0.16cm" svg:x="14.916cm" svg:y="21.443cm" svg:viewBox="0 0 184 161" svg:d="m103 2c-41-8-97 8-102 56-5 42 15 92 65 100 43 8 102 2 115-48 12-43-9-98-61-104z">
          <text:p/>
        </draw:path>
        <draw:frame draw:style-name="gr3" draw:text-style-name="P8" draw:layer="layout" svg:width="0.777cm" svg:height="0.806cm" svg:x="12.623cm" svg:y="18.694cm">
          <draw:text-box>
            <text:p><text:span text:style-name="T10">1</text:span></text:p>
          </draw:text-box>
        </draw:frame>
        <draw:frame draw:style-name="gr3" draw:text-style-name="P8" draw:layer="layout" svg:width="0.777cm" svg:height="0.806cm" svg:x="14.824cm" svg:y="16.894cm">
          <draw:text-box>
            <text:p><text:span text:style-name="T10">1</text:span></text:p>
          </draw:text-box>
        </draw:frame>
        <draw:frame draw:style-name="gr3" draw:text-style-name="P8" draw:layer="layout" svg:width="0.777cm" svg:height="0.806cm" svg:x="16.625cm" svg:y="18.694cm">
          <draw:text-box>
            <text:p><text:span text:style-name="T10">1</text:span></text:p>
          </draw:text-box>
        </draw:frame>
        <draw:frame draw:style-name="gr3" draw:text-style-name="P8" draw:layer="layout" svg:width="0.777cm" svg:height="0.806cm" svg:x="14.826cm" svg:y="20.894cm">
          <draw:text-box>
            <text:p><text:span text:style-name="T10">1</text:span></text:p>
          </draw:text-box>
        </draw:frame>
        <draw:frame draw:style-name="gr3" draw:text-style-name="P9" draw:layer="layout" svg:width="1.082cm" svg:height="0.806cm" svg:x="14.824cm" svg:y="18.694cm">
          <draw:text-box>
            <text:p><text:span text:style-name="T11">- 4</text:span></text:p>
          </draw:text-box>
        </draw:frame>
        <draw:frame draw:style-name="gr3" draw:text-style-name="P10" draw:layer="layout" svg:width="1.391cm" svg:height="0.759cm" svg:x="14.9cm" svg:y="19.5cm">
          <draw:text-box>
            <text:p><text:span text:style-name="T12">(k, l)</text:span></text:p>
          </draw:text-box>
        </draw:frame>
        <draw:frame draw:style-name="gr3" draw:text-style-name="P2" draw:layer="layout" svg:width="2.043cm" svg:height="0.725cm" svg:x="16.901cm" svg:y="19.501cm">
          <draw:text-box>
            <text:p><text:span text:style-name="T3">(k + 1, l)</text:span></text:p>
          </draw:text-box>
        </draw:frame>
        <draw:frame draw:style-name="gr3" draw:text-style-name="P2" draw:layer="layout" svg:width="1.937cm" svg:height="0.725cm" svg:x="12.902cm" svg:y="19.502cm">
          <draw:text-box>
            <text:p><text:span text:style-name="T3">(k - 1, l)</text:span></text:p>
          </draw:text-box>
        </draw:frame>
        <draw:frame draw:style-name="gr3" draw:text-style-name="P2" draw:layer="layout" svg:width="1.937cm" svg:height="0.725cm" svg:x="14.903cm" svg:y="21.503cm">
          <draw:text-box>
            <text:p><text:span text:style-name="T3">(k, l - 1)</text:span></text:p>
          </draw:text-box>
        </draw:frame>
        <draw:frame draw:style-name="gr3" draw:text-style-name="P2" draw:layer="layout" svg:width="2.043cm" svg:height="0.725cm" svg:x="14.904cm" svg:y="17.504cm">
          <draw:text-box>
            <text:p><text:span text:style-name="T3">(k, l + 1)</text:span></text:p>
          </draw:text-box>
        </draw:frame>
      </draw:page>
      <draw:page draw:name="page3" draw:style-name="dp1" draw:master-page-name="Standard">
        <draw:path draw:style-name="gr21" draw:text-style-name="P1" draw:layer="layout" svg:width="6.32cm" svg:height="4.796cm" svg:x="4.968cm" svg:y="11.895cm" svg:viewBox="0 0 6321 4797" svg:d="m1234 441c-174 95-373 143-533 258-189 136-387 290-481 515-72 174-180 337-206 533-24 186-17 370 17 550 38 198 61 401 155 584 92 179 165 406 378 481 175 61 363 107 550 103 189-4 384 31 567-35 191-69 369-172 567-223 186-48 364-116 567-69 211 49 395 192 463 396 64 192 115 394 224 567 136 215 377 335 567 498 164 140 370 155 567 172 184 16 366 39 550 17 218-26 412-145 584-275 184-139 337-331 412-550 60-173 142-346 137-533-5-206 15-415-17-618-29-187-96-367-137-550-44-199-162-361-224-550-75-229-253-409-412-584-171-189-338-402-567-515-186-92-352-209-550-275-195-65-370-184-567-241-185-54-377-58-567-85-188-27-380 0-567 0-178 0-356-10-532 0-178 10-345 90-516 137l-189 86-34 51z">
          <text:p/>
        </draw:path>
        <draw:line draw:style-name="gr15" draw:text-style-name="P1" draw:layer="layout" svg:x1="2cm" svg:y1="3cm" svg:x2="2cm" svg:y2="6cm">
          <text:p/>
        </draw:line>
        <draw:line draw:style-name="gr15" draw:text-style-name="P1" draw:layer="layout" svg:x1="2cm" svg:y1="6cm" svg:x2="2.5cm" svg:y2="6cm">
          <text:p/>
        </draw:line>
        <draw:line draw:style-name="gr15" draw:text-style-name="P1" draw:layer="layout" svg:x1="2cm" svg:y1="3cm" svg:x2="2.5cm" svg:y2="3cm">
          <text:p/>
        </draw:line>
        <draw:line draw:style-name="gr15" draw:text-style-name="P1" draw:layer="layout" svg:x1="5.5cm" svg:y1="3cm" svg:x2="5.5cm" svg:y2="6cm">
          <text:p/>
        </draw:line>
        <draw:line draw:style-name="gr15" draw:text-style-name="P1" draw:layer="layout" svg:x1="5cm" svg:y1="6cm" svg:x2="5.5cm" svg:y2="6cm">
          <text:p/>
        </draw:line>
        <draw:line draw:style-name="gr15" draw:text-style-name="P1" draw:layer="layout" svg:x1="5cm" svg:y1="3cm" svg:x2="5.5cm" svg:y2="3cm">
          <text:p/>
        </draw:line>
        <draw:line draw:style-name="gr15" draw:text-style-name="P1" draw:layer="layout" svg:x1="2.2cm" svg:y1="3.2cm" svg:x2="5.2cm" svg:y2="5.7cm">
          <text:p/>
        </draw:line>
        <draw:line draw:style-name="gr15" draw:text-style-name="P1" draw:layer="layout" svg:x1="2.2cm" svg:y1="3.5cm" svg:x2="5.2cm" svg:y2="6cm">
          <text:p/>
        </draw:line>
        <draw:line draw:style-name="gr15" draw:text-style-name="P1" draw:layer="layout" svg:x1="2.2cm" svg:y1="2.9cm" svg:x2="5.2cm" svg:y2="5.4cm">
          <text:p/>
        </draw:line>
        <draw:line draw:style-name="gr15" draw:text-style-name="P1" draw:layer="layout" svg:x1="8cm" svg:y1="3cm" svg:x2="8cm" svg:y2="6cm">
          <text:p/>
        </draw:line>
        <draw:line draw:style-name="gr15" draw:text-style-name="P1" draw:layer="layout" svg:x1="8cm" svg:y1="6cm" svg:x2="8.5cm" svg:y2="6cm">
          <text:p/>
        </draw:line>
        <draw:line draw:style-name="gr15" draw:text-style-name="P1" draw:layer="layout" svg:x1="8cm" svg:y1="3cm" svg:x2="8.5cm" svg:y2="3cm">
          <text:p/>
        </draw:line>
        <draw:line draw:style-name="gr15" draw:text-style-name="P1" draw:layer="layout" svg:x1="11.5cm" svg:y1="3cm" svg:x2="11.5cm" svg:y2="6cm">
          <text:p/>
        </draw:line>
        <draw:line draw:style-name="gr15" draw:text-style-name="P1" draw:layer="layout" svg:x1="11cm" svg:y1="6cm" svg:x2="11.5cm" svg:y2="6cm">
          <text:p/>
        </draw:line>
        <draw:line draw:style-name="gr15" draw:text-style-name="P1" draw:layer="layout" svg:x1="11cm" svg:y1="3cm" svg:x2="11.5cm" svg:y2="3cm">
          <text:p/>
        </draw:line>
        <draw:line draw:style-name="gr15" draw:text-style-name="P1" draw:layer="layout" svg:x1="8.2cm" svg:y1="3.2cm" svg:x2="11.2cm" svg:y2="5.7cm">
          <text:p/>
        </draw:line>
        <draw:line draw:style-name="gr15" draw:text-style-name="P1" draw:layer="layout" svg:x1="8.2cm" svg:y1="3.5cm" svg:x2="11.2cm" svg:y2="6cm">
          <text:p/>
        </draw:line>
        <draw:line draw:style-name="gr15" draw:text-style-name="P1" draw:layer="layout" svg:x1="8.2cm" svg:y1="2.9cm" svg:x2="11.2cm" svg:y2="5.4cm">
          <text:p/>
        </draw:line>
        <draw:line draw:style-name="gr15" draw:text-style-name="P1" draw:layer="layout" svg:x1="8.2cm" svg:y1="4.4cm" svg:x2="10cm" svg:y2="5.9cm">
          <text:p/>
        </draw:line>
        <draw:line draw:style-name="gr15" draw:text-style-name="P1" draw:layer="layout" svg:x1="9.4cm" svg:y1="3.1cm" svg:x2="11.2cm" svg:y2="4.6cm">
          <text:p/>
        </draw:line>
        <draw:frame draw:style-name="gr3" draw:text-style-name="P7" draw:layer="layout" svg:width="1.179cm" svg:height="0.839cm" svg:x="3.1cm" svg:y="6.161cm">
          <draw:text-box>
            <text:p><text:span text:style-name="T9">1D</text:span></text:p>
          </draw:text-box>
        </draw:frame>
        <draw:frame draw:style-name="gr3" draw:text-style-name="P7" draw:layer="layout" svg:width="1.179cm" svg:height="0.839cm" svg:x="9.301cm" svg:y="6.162cm">
          <draw:text-box>
            <text:p><text:span text:style-name="T9">2D</text:span></text:p>
          </draw:text-box>
        </draw:frame>
        <draw:line draw:style-name="gr21" draw:text-style-name="P1" draw:layer="layout" svg:x1="4cm" svg:y1="10.5cm" svg:x2="4cm" svg:y2="18.5cm">
          <text:p/>
        </draw:line>
        <draw:line draw:style-name="gr21" draw:text-style-name="P1" draw:layer="layout" svg:x1="5cm" svg:y1="10.5cm" svg:x2="5cm" svg:y2="18.5cm">
          <text:p/>
        </draw:line>
        <draw:line draw:style-name="gr21" draw:text-style-name="P1" draw:layer="layout" svg:x1="6cm" svg:y1="10.5cm" svg:x2="6cm" svg:y2="18.5cm">
          <text:p/>
        </draw:line>
        <draw:line draw:style-name="gr21" draw:text-style-name="P1" draw:layer="layout" svg:x1="7cm" svg:y1="10.5cm" svg:x2="7cm" svg:y2="18.5cm">
          <text:p/>
        </draw:line>
        <draw:line draw:style-name="gr21" draw:text-style-name="P1" draw:layer="layout" svg:x1="8cm" svg:y1="10.5cm" svg:x2="8cm" svg:y2="18.5cm">
          <text:p/>
        </draw:line>
        <draw:line draw:style-name="gr21" draw:text-style-name="P1" draw:layer="layout" svg:x1="9cm" svg:y1="10.5cm" svg:x2="9cm" svg:y2="18.5cm">
          <text:p/>
        </draw:line>
        <draw:line draw:style-name="gr21" draw:text-style-name="P1" draw:layer="layout" svg:x1="10cm" svg:y1="10.5cm" svg:x2="10cm" svg:y2="18.5cm">
          <text:p/>
        </draw:line>
        <draw:line draw:style-name="gr21" draw:text-style-name="P1" draw:layer="layout" svg:x1="11cm" svg:y1="10.5cm" svg:x2="11cm" svg:y2="18.5cm">
          <text:p/>
        </draw:line>
        <draw:line draw:style-name="gr21" draw:text-style-name="P1" draw:layer="layout" svg:x1="4.5cm" svg:y1="10.5cm" svg:x2="4.5cm" svg:y2="18.5cm">
          <text:p/>
        </draw:line>
        <draw:line draw:style-name="gr21" draw:text-style-name="P1" draw:layer="layout" svg:x1="5.5cm" svg:y1="10.5cm" svg:x2="5.5cm" svg:y2="18.5cm">
          <text:p/>
        </draw:line>
        <draw:line draw:style-name="gr21" draw:text-style-name="P1" draw:layer="layout" svg:x1="6.5cm" svg:y1="10.5cm" svg:x2="6.5cm" svg:y2="18.5cm">
          <text:p/>
        </draw:line>
        <draw:line draw:style-name="gr21" draw:text-style-name="P1" draw:layer="layout" svg:x1="7.5cm" svg:y1="10.5cm" svg:x2="7.5cm" svg:y2="18.5cm">
          <text:p/>
        </draw:line>
        <draw:line draw:style-name="gr21" draw:text-style-name="P1" draw:layer="layout" svg:x1="8.5cm" svg:y1="10.5cm" svg:x2="8.5cm" svg:y2="18.5cm">
          <text:p/>
        </draw:line>
        <draw:line draw:style-name="gr21" draw:text-style-name="P1" draw:layer="layout" svg:x1="9.5cm" svg:y1="10.5cm" svg:x2="9.5cm" svg:y2="18.5cm">
          <text:p/>
        </draw:line>
        <draw:line draw:style-name="gr21" draw:text-style-name="P1" draw:layer="layout" svg:x1="10.5cm" svg:y1="10.5cm" svg:x2="10.5cm" svg:y2="18.5cm">
          <text:p/>
        </draw:line>
        <draw:line draw:style-name="gr21" draw:text-style-name="P1" draw:layer="layout" svg:x1="3.6cm" svg:y1="16.8cm" svg:x2="12.1cm" svg:y2="16.8cm">
          <text:p/>
        </draw:line>
        <draw:line draw:style-name="gr21" draw:text-style-name="P1" draw:layer="layout" svg:x1="3.6cm" svg:y1="16.3cm" svg:x2="12.1cm" svg:y2="16.3cm">
          <text:p/>
        </draw:line>
        <draw:line draw:style-name="gr21" draw:text-style-name="P1" draw:layer="layout" svg:x1="3.6cm" svg:y1="15.8cm" svg:x2="12.1cm" svg:y2="15.8cm">
          <text:p/>
        </draw:line>
        <draw:line draw:style-name="gr21" draw:text-style-name="P1" draw:layer="layout" svg:x1="3.6cm" svg:y1="15.3cm" svg:x2="12.1cm" svg:y2="15.3cm">
          <text:p/>
        </draw:line>
        <draw:line draw:style-name="gr21" draw:text-style-name="P1" draw:layer="layout" svg:x1="3.6cm" svg:y1="14.8cm" svg:x2="12.1cm" svg:y2="14.8cm">
          <text:p/>
        </draw:line>
        <draw:line draw:style-name="gr21" draw:text-style-name="P1" draw:layer="layout" svg:x1="3.6cm" svg:y1="14.3cm" svg:x2="12.1cm" svg:y2="14.3cm">
          <text:p/>
        </draw:line>
        <draw:line draw:style-name="gr21" draw:text-style-name="P1" draw:layer="layout" svg:x1="3.6cm" svg:y1="13.8cm" svg:x2="12.1cm" svg:y2="13.8cm">
          <text:p/>
        </draw:line>
        <draw:line draw:style-name="gr21" draw:text-style-name="P1" draw:layer="layout" svg:x1="3.6cm" svg:y1="13.3cm" svg:x2="12.1cm" svg:y2="13.3cm">
          <text:p/>
        </draw:line>
        <draw:line draw:style-name="gr21" draw:text-style-name="P1" draw:layer="layout" svg:x1="3.6cm" svg:y1="12.8cm" svg:x2="12.1cm" svg:y2="12.8cm">
          <text:p/>
        </draw:line>
        <draw:line draw:style-name="gr21" draw:text-style-name="P1" draw:layer="layout" svg:x1="3.6cm" svg:y1="12.3cm" svg:x2="12.1cm" svg:y2="12.3cm">
          <text:p/>
        </draw:line>
        <draw:line draw:style-name="gr21" draw:text-style-name="P1" draw:layer="layout" svg:x1="3.6cm" svg:y1="11.8cm" svg:x2="12.1cm" svg:y2="11.8cm">
          <text:p/>
        </draw:line>
        <draw:path draw:style-name="gr22" draw:text-style-name="P1" draw:layer="layout" svg:width="0.183cm" svg:height="0.16cm" svg:x="4.916cm" svg:y="13.739cm" svg:viewBox="0 0 184 161" svg:d="m103 2c-41-8-97 8-102 56-5 42 15 92 65 100 43 8 102 2 115-48 12-43-9-98-61-104z">
          <text:p/>
        </draw:path>
        <draw:path draw:style-name="gr22" draw:text-style-name="P1" draw:layer="layout" svg:width="0.183cm" svg:height="0.16cm" svg:x="5.416cm" svg:y="12.74cm" svg:viewBox="0 0 184 161" svg:d="m103 2c-41-8-97 8-102 56-5 42 15 92 65 100 43 8 102 2 115-48 12-43-9-98-61-104z">
          <text:p/>
        </draw:path>
        <draw:path draw:style-name="gr22" draw:text-style-name="P1" draw:layer="layout" svg:width="0.183cm" svg:height="0.16cm" svg:x="4.916cm" svg:y="13.241cm" svg:viewBox="0 0 184 161" svg:d="m103 2c-41-8-97 8-102 56-5 42 15 92 65 100 43 8 102 2 115-48 12-43-9-98-61-104z">
          <text:p/>
        </draw:path>
        <draw:path draw:style-name="gr22" draw:text-style-name="P1" draw:layer="layout" svg:width="0.183cm" svg:height="0.16cm" svg:x="4.916cm" svg:y="14.242cm" svg:viewBox="0 0 184 161" svg:d="m103 2c-41-8-97 8-102 56-5 42 15 92 65 100 43 8 102 2 115-48 12-43-9-98-61-104z">
          <text:p/>
        </draw:path>
        <draw:path draw:style-name="gr22" draw:text-style-name="P1" draw:layer="layout" svg:width="0.183cm" svg:height="0.16cm" svg:x="5.916cm" svg:y="15.243cm" svg:viewBox="0 0 184 161" svg:d="m103 2c-41-8-97 8-102 56-5 42 15 92 65 100 43 8 102 2 115-48 12-43-9-98-61-104z">
          <text:p/>
        </draw:path>
        <draw:path draw:style-name="gr22" draw:text-style-name="P1" draw:layer="layout" svg:width="0.183cm" svg:height="0.16cm" svg:x="5.416cm" svg:y="15.244cm" svg:viewBox="0 0 184 161" svg:d="m103 2c-41-8-97 8-102 56-5 42 15 92 65 100 43 8 102 2 115-48 12-43-9-98-61-104z">
          <text:p/>
        </draw:path>
        <draw:path draw:style-name="gr22" draw:text-style-name="P1" draw:layer="layout" svg:width="0.183cm" svg:height="0.16cm" svg:x="4.916cm" svg:y="14.744cm" svg:viewBox="0 0 184 161" svg:d="m103 2c-41-8-97 8-102 56-5 42 15 92 65 100 43 8 102 2 115-48 12-43-9-98-61-104z">
          <text:p/>
        </draw:path>
        <draw:path draw:style-name="gr22" draw:text-style-name="P1" draw:layer="layout" svg:width="0.183cm" svg:height="0.16cm" svg:x="6.916cm" svg:y="15.245cm" svg:viewBox="0 0 184 161" svg:d="m103 2c-41-8-97 8-102 56-5 42 15 92 65 100 43 8 102 2 115-48 12-43-9-98-61-104z">
          <text:p/>
        </draw:path>
        <draw:path draw:style-name="gr22" draw:text-style-name="P1" draw:layer="layout" svg:width="0.183cm" svg:height="0.16cm" svg:x="7.916cm" svg:y="15.246cm" svg:viewBox="0 0 184 161" svg:d="m103 2c-41-8-97 8-102 56-5 42 15 92 65 100 43 8 102 2 115-48 12-43-9-98-61-104z">
          <text:p/>
        </draw:path>
        <draw:path draw:style-name="gr22" draw:text-style-name="P1" draw:layer="layout" svg:width="0.183cm" svg:height="0.16cm" svg:x="7.416cm" svg:y="15.247cm" svg:viewBox="0 0 184 161" svg:d="m103 2c-41-8-97 8-102 56-5 42 15 92 65 100 43 8 102 2 115-48 12-43-9-98-61-104z">
          <text:p/>
        </draw:path>
        <draw:path draw:style-name="gr22" draw:text-style-name="P1" draw:layer="layout" svg:width="0.183cm" svg:height="0.16cm" svg:x="6.416cm" svg:y="15.248cm" svg:viewBox="0 0 184 161" svg:d="m103 2c-41-8-97 8-102 56-5 42 15 92 65 100 43 8 102 2 115-48 12-43-9-98-61-104z">
          <text:p/>
        </draw:path>
        <draw:path draw:style-name="gr22" draw:text-style-name="P1" draw:layer="layout" svg:width="0.183cm" svg:height="0.16cm" svg:x="8.416cm" svg:y="16.249cm" svg:viewBox="0 0 184 161" svg:d="m103 2c-41-8-97 8-102 56-5 42 15 92 65 100 43 8 102 2 115-48 12-43-9-98-61-104z">
          <text:p/>
        </draw:path>
        <draw:path draw:style-name="gr22" draw:text-style-name="P1" draw:layer="layout" svg:width="0.183cm" svg:height="0.16cm" svg:x="8.416cm" svg:y="15.75cm" svg:viewBox="0 0 184 161" svg:d="m103 2c-41-8-97 8-102 56-5 42 15 92 65 100 43 8 102 2 115-48 12-43-9-98-61-104z">
          <text:p/>
        </draw:path>
        <draw:path draw:style-name="gr22" draw:text-style-name="P1" draw:layer="layout" svg:width="0.183cm" svg:height="0.16cm" svg:x="9.416cm" svg:y="16.751cm" svg:viewBox="0 0 184 161" svg:d="m103 2c-41-8-97 8-102 56-5 42 15 92 65 100 43 8 102 2 115-48 12-43-9-98-61-104z">
          <text:p/>
        </draw:path>
        <draw:path draw:style-name="gr22" draw:text-style-name="P1" draw:layer="layout" svg:width="0.183cm" svg:height="0.16cm" svg:x="9.916cm" svg:y="16.752cm" svg:viewBox="0 0 184 161" svg:d="m103 2c-41-8-97 8-102 56-5 42 15 92 65 100 43 8 102 2 115-48 12-43-9-98-61-104z">
          <text:p/>
        </draw:path>
        <draw:path draw:style-name="gr22" draw:text-style-name="P1" draw:layer="layout" svg:width="0.183cm" svg:height="0.16cm" svg:x="8.916cm" svg:y="16.253cm" svg:viewBox="0 0 184 161" svg:d="m103 2c-41-8-97 8-102 56-5 42 15 92 65 100 43 8 102 2 115-48 12-43-9-98-61-104z">
          <text:p/>
        </draw:path>
        <draw:path draw:style-name="gr22" draw:text-style-name="P1" draw:layer="layout" svg:width="0.183cm" svg:height="0.16cm" svg:x="10.916cm" svg:y="16.253cm" svg:viewBox="0 0 184 161" svg:d="m103 2c-41-8-97 8-102 56-5 42 15 92 65 100 43 8 102 2 115-48 12-43-9-98-61-104z">
          <text:p/>
        </draw:path>
        <draw:path draw:style-name="gr22" draw:text-style-name="P1" draw:layer="layout" svg:width="0.183cm" svg:height="0.16cm" svg:x="10.416cm" svg:y="16.254cm" svg:viewBox="0 0 184 161" svg:d="m103 2c-41-8-97 8-102 56-5 42 15 92 65 100 43 8 102 2 115-48 12-43-9-98-61-104z">
          <text:p/>
        </draw:path>
        <draw:path draw:style-name="gr22" draw:text-style-name="P1" draw:layer="layout" svg:width="0.183cm" svg:height="0.16cm" svg:x="11.416cm" svg:y="15.255cm" svg:viewBox="0 0 184 161" svg:d="m103 2c-41-8-97 8-102 56-5 42 15 92 65 100 43 8 102 2 115-48 12-43-9-98-61-104z">
          <text:p/>
        </draw:path>
        <draw:line draw:style-name="gr21" draw:text-style-name="P1" draw:layer="layout" svg:x1="11.5cm" svg:y1="10.5cm" svg:x2="11.5cm" svg:y2="18.5cm">
          <text:p/>
        </draw:line>
        <draw:path draw:style-name="gr22" draw:text-style-name="P1" draw:layer="layout" svg:width="0.183cm" svg:height="0.16cm" svg:x="10.916cm" svg:y="14.256cm" svg:viewBox="0 0 184 161" svg:d="m103 2c-41-8-97 8-102 56-5 42 15 92 65 100 43 8 102 2 115-48 12-43-9-98-61-104z">
          <text:p/>
        </draw:path>
        <draw:path draw:style-name="gr22" draw:text-style-name="P1" draw:layer="layout" svg:width="0.183cm" svg:height="0.16cm" svg:x="11.416cm" svg:y="14.757cm" svg:viewBox="0 0 184 161" svg:d="m103 2c-41-8-97 8-102 56-5 42 15 92 65 100 43 8 102 2 115-48 12-43-9-98-61-104z">
          <text:p/>
        </draw:path>
        <draw:path draw:style-name="gr22" draw:text-style-name="P1" draw:layer="layout" svg:width="0.183cm" svg:height="0.16cm" svg:x="10.916cm" svg:y="13.758cm" svg:viewBox="0 0 184 161" svg:d="m103 2c-41-8-97 8-102 56-5 42 15 92 65 100 43 8 102 2 115-48 12-43-9-98-61-104z">
          <text:p/>
        </draw:path>
        <draw:path draw:style-name="gr22" draw:text-style-name="P1" draw:layer="layout" svg:width="0.183cm" svg:height="0.16cm" svg:x="10.916cm" svg:y="15.759cm" svg:viewBox="0 0 184 161" svg:d="m103 2c-41-8-97 8-102 56-5 42 15 92 65 100 43 8 102 2 115-48 12-43-9-98-61-104z">
          <text:p/>
        </draw:path>
        <draw:path draw:style-name="gr22" draw:text-style-name="P1" draw:layer="layout" svg:width="0.183cm" svg:height="0.16cm" svg:x="9.916cm" svg:y="12.759cm" svg:viewBox="0 0 184 161" svg:d="m103 2c-41-8-97 8-102 56-5 42 15 92 65 100 43 8 102 2 115-48 12-43-9-98-61-104z">
          <text:p/>
        </draw:path>
        <draw:path draw:style-name="gr22" draw:text-style-name="P1" draw:layer="layout" svg:width="0.183cm" svg:height="0.16cm" svg:x="8.916cm" svg:y="11.76cm" svg:viewBox="0 0 184 161" svg:d="m103 2c-41-8-97 8-102 56-5 42 15 92 65 100 43 8 102 2 115-48 12-43-9-98-61-104z">
          <text:p/>
        </draw:path>
        <draw:path draw:style-name="gr22" draw:text-style-name="P1" draw:layer="layout" svg:width="0.183cm" svg:height="0.16cm" svg:x="7.916cm" svg:y="11.761cm" svg:viewBox="0 0 184 161" svg:d="m103 2c-41-8-97 8-102 56-5 42 15 92 65 100 43 8 102 2 115-48 12-43-9-98-61-104z">
          <text:p/>
        </draw:path>
        <draw:path draw:style-name="gr22" draw:text-style-name="P1" draw:layer="layout" svg:width="0.183cm" svg:height="0.16cm" svg:x="6.916cm" svg:y="11.762cm" svg:viewBox="0 0 184 161" svg:d="m103 2c-41-8-97 8-102 56-5 42 15 92 65 100 43 8 102 2 115-48 12-43-9-98-61-104z">
          <text:p/>
        </draw:path>
        <draw:path draw:style-name="gr22" draw:text-style-name="P1" draw:layer="layout" svg:width="0.183cm" svg:height="0.16cm" svg:x="5.916cm" svg:y="12.263cm" svg:viewBox="0 0 184 161" svg:d="m103 2c-41-8-97 8-102 56-5 42 15 92 65 100 43 8 102 2 115-48 12-43-9-98-61-104z">
          <text:p/>
        </draw:path>
        <draw:path draw:style-name="gr22" draw:text-style-name="P1" draw:layer="layout" svg:width="0.183cm" svg:height="0.16cm" svg:x="7.416cm" svg:y="11.763cm" svg:viewBox="0 0 184 161" svg:d="m103 2c-41-8-97 8-102 56-5 42 15 92 65 100 43 8 102 2 115-48 12-43-9-98-61-104z">
          <text:p/>
        </draw:path>
        <draw:path draw:style-name="gr22" draw:text-style-name="P1" draw:layer="layout" svg:width="0.183cm" svg:height="0.16cm" svg:x="8.416cm" svg:y="11.764cm" svg:viewBox="0 0 184 161" svg:d="m103 2c-41-8-97 8-102 56-5 42 15 92 65 100 43 8 102 2 115-48 12-43-9-98-61-104z">
          <text:p/>
        </draw:path>
        <draw:path draw:style-name="gr22" draw:text-style-name="P1" draw:layer="layout" svg:width="0.183cm" svg:height="0.16cm" svg:x="9.416cm" svg:y="12.265cm" svg:viewBox="0 0 184 161" svg:d="m103 2c-41-8-97 8-102 56-5 42 15 92 65 100 43 8 102 2 115-48 12-43-9-98-61-104z">
          <text:p/>
        </draw:path>
        <draw:path draw:style-name="gr22" draw:text-style-name="P1" draw:layer="layout" svg:width="0.183cm" svg:height="0.16cm" svg:x="10.416cm" svg:y="12.766cm" svg:viewBox="0 0 184 161" svg:d="m103 2c-41-8-97 8-102 56-5 42 15 92 65 100 43 8 102 2 115-48 12-43-9-98-61-104z">
          <text:p/>
        </draw:path>
        <draw:path draw:style-name="gr22" draw:text-style-name="P1" draw:layer="layout" svg:width="0.183cm" svg:height="0.16cm" svg:x="10.916cm" svg:y="13.267cm" svg:viewBox="0 0 184 161" svg:d="m103 2c-41-8-97 8-102 56-5 42 15 92 65 100 43 8 102 2 115-48 12-43-9-98-61-104z">
          <text:p/>
        </draw:path>
        <draw:path draw:style-name="gr22" draw:text-style-name="P1" draw:layer="layout" svg:width="0.183cm" svg:height="0.16cm" svg:x="6.916cm" svg:y="13.739cm" svg:viewBox="0 0 184 161" svg:d="m103 2c-41-8-97 8-102 56-5 42 15 92 65 100 43 8 102 2 115-48 12-43-9-98-61-104z">
          <text:p/>
        </draw:path>
        <draw:path draw:style-name="gr22" draw:text-style-name="P1" draw:layer="layout" svg:width="0.183cm" svg:height="0.16cm" svg:x="6.916cm" svg:y="13.241cm" svg:viewBox="0 0 184 161" svg:d="m103 2c-41-8-97 8-102 56-5 42 15 92 65 100 43 8 102 2 115-48 12-43-9-98-61-104z">
          <text:p/>
        </draw:path>
        <draw:path draw:style-name="gr22" draw:text-style-name="P1" draw:layer="layout" svg:width="0.183cm" svg:height="0.16cm" svg:x="6.916cm" svg:y="14.242cm" svg:viewBox="0 0 184 161" svg:d="m103 2c-41-8-97 8-102 56-5 42 15 92 65 100 43 8 102 2 115-48 12-43-9-98-61-104z">
          <text:p/>
        </draw:path>
        <draw:path draw:style-name="gr22" draw:text-style-name="P1" draw:layer="layout" svg:width="0.183cm" svg:height="0.16cm" svg:x="6.916cm" svg:y="14.744cm" svg:viewBox="0 0 184 161" svg:d="m103 2c-41-8-97 8-102 56-5 42 15 92 65 100 43 8 102 2 115-48 12-43-9-98-61-104z">
          <text:p/>
        </draw:path>
        <draw:path draw:style-name="gr22" draw:text-style-name="P1" draw:layer="layout" svg:width="0.183cm" svg:height="0.16cm" svg:x="5.916cm" svg:y="13.739cm" svg:viewBox="0 0 184 161" svg:d="m103 2c-41-8-97 8-102 56-5 42 15 92 65 100 43 8 102 2 115-48 12-43-9-98-61-104z">
          <text:p/>
        </draw:path>
        <draw:path draw:style-name="gr22" draw:text-style-name="P1" draw:layer="layout" svg:width="0.183cm" svg:height="0.16cm" svg:x="5.916cm" svg:y="13.241cm" svg:viewBox="0 0 184 161" svg:d="m103 2c-41-8-97 8-102 56-5 42 15 92 65 100 43 8 102 2 115-48 12-43-9-98-61-104z">
          <text:p/>
        </draw:path>
        <draw:path draw:style-name="gr22" draw:text-style-name="P1" draw:layer="layout" svg:width="0.183cm" svg:height="0.16cm" svg:x="5.916cm" svg:y="14.242cm" svg:viewBox="0 0 184 161" svg:d="m103 2c-41-8-97 8-102 56-5 42 15 92 65 100 43 8 102 2 115-48 12-43-9-98-61-104z">
          <text:p/>
        </draw:path>
        <draw:path draw:style-name="gr22" draw:text-style-name="P1" draw:layer="layout" svg:width="0.183cm" svg:height="0.16cm" svg:x="5.916cm" svg:y="14.744cm" svg:viewBox="0 0 184 161" svg:d="m103 2c-41-8-97 8-102 56-5 42 15 92 65 100 43 8 102 2 115-48 12-43-9-98-61-104z">
          <text:p/>
        </draw:path>
        <draw:path draw:style-name="gr22" draw:text-style-name="P1" draw:layer="layout" svg:width="0.183cm" svg:height="0.16cm" svg:x="5.416cm" svg:y="13.739cm" svg:viewBox="0 0 184 161" svg:d="m103 2c-41-8-97 8-102 56-5 42 15 92 65 100 43 8 102 2 115-48 12-43-9-98-61-104z">
          <text:p/>
        </draw:path>
        <draw:path draw:style-name="gr22" draw:text-style-name="P1" draw:layer="layout" svg:width="0.183cm" svg:height="0.16cm" svg:x="5.416cm" svg:y="13.241cm" svg:viewBox="0 0 184 161" svg:d="m103 2c-41-8-97 8-102 56-5 42 15 92 65 100 43 8 102 2 115-48 12-43-9-98-61-104z">
          <text:p/>
        </draw:path>
        <draw:path draw:style-name="gr22" draw:text-style-name="P1" draw:layer="layout" svg:width="0.183cm" svg:height="0.16cm" svg:x="5.416cm" svg:y="14.242cm" svg:viewBox="0 0 184 161" svg:d="m103 2c-41-8-97 8-102 56-5 42 15 92 65 100 43 8 102 2 115-48 12-43-9-98-61-104z">
          <text:p/>
        </draw:path>
        <draw:path draw:style-name="gr22" draw:text-style-name="P1" draw:layer="layout" svg:width="0.183cm" svg:height="0.16cm" svg:x="5.416cm" svg:y="14.744cm" svg:viewBox="0 0 184 161" svg:d="m103 2c-41-8-97 8-102 56-5 42 15 92 65 100 43 8 102 2 115-48 12-43-9-98-61-104z">
          <text:p/>
        </draw:path>
        <draw:path draw:style-name="gr22" draw:text-style-name="P1" draw:layer="layout" svg:width="0.183cm" svg:height="0.16cm" svg:x="6.416cm" svg:y="13.739cm" svg:viewBox="0 0 184 161" svg:d="m103 2c-41-8-97 8-102 56-5 42 15 92 65 100 43 8 102 2 115-48 12-43-9-98-61-104z">
          <text:p/>
        </draw:path>
        <draw:path draw:style-name="gr22" draw:text-style-name="P1" draw:layer="layout" svg:width="0.183cm" svg:height="0.16cm" svg:x="6.416cm" svg:y="13.241cm" svg:viewBox="0 0 184 161" svg:d="m103 2c-41-8-97 8-102 56-5 42 15 92 65 100 43 8 102 2 115-48 12-43-9-98-61-104z">
          <text:p/>
        </draw:path>
        <draw:path draw:style-name="gr22" draw:text-style-name="P1" draw:layer="layout" svg:width="0.183cm" svg:height="0.16cm" svg:x="6.416cm" svg:y="14.242cm" svg:viewBox="0 0 184 161" svg:d="m103 2c-41-8-97 8-102 56-5 42 15 92 65 100 43 8 102 2 115-48 12-43-9-98-61-104z">
          <text:p/>
        </draw:path>
        <draw:path draw:style-name="gr22" draw:text-style-name="P1" draw:layer="layout" svg:width="0.183cm" svg:height="0.16cm" svg:x="6.416cm" svg:y="14.744cm" svg:viewBox="0 0 184 161" svg:d="m103 2c-41-8-97 8-102 56-5 42 15 92 65 100 43 8 102 2 115-48 12-43-9-98-61-104z">
          <text:p/>
        </draw:path>
        <draw:path draw:style-name="gr22" draw:text-style-name="P1" draw:layer="layout" svg:width="0.183cm" svg:height="0.16cm" svg:x="6.416cm" svg:y="12.741cm" svg:viewBox="0 0 184 161" svg:d="m103 2c-41-8-97 8-102 56-5 42 15 92 65 100 43 8 102 2 115-48 12-43-9-98-61-104z">
          <text:p/>
        </draw:path>
        <draw:path draw:style-name="gr22" draw:text-style-name="P1" draw:layer="layout" svg:width="0.183cm" svg:height="0.16cm" svg:x="5.916cm" svg:y="12.742cm" svg:viewBox="0 0 184 161" svg:d="m103 2c-41-8-97 8-102 56-5 42 15 92 65 100 43 8 102 2 115-48 12-43-9-98-61-104z">
          <text:p/>
        </draw:path>
        <draw:path draw:style-name="gr22" draw:text-style-name="P1" draw:layer="layout" svg:width="0.183cm" svg:height="0.16cm" svg:x="6.916cm" svg:y="12.743cm" svg:viewBox="0 0 184 161" svg:d="m103 2c-41-8-97 8-102 56-5 42 15 92 65 100 43 8 102 2 115-48 12-43-9-98-61-104z">
          <text:p/>
        </draw:path>
        <draw:path draw:style-name="gr22" draw:text-style-name="P1" draw:layer="layout" svg:width="0.183cm" svg:height="0.16cm" svg:x="6.416cm" svg:y="12.264cm" svg:viewBox="0 0 184 161" svg:d="m103 2c-41-8-97 8-102 56-5 42 15 92 65 100 43 8 102 2 115-48 12-43-9-98-61-104z">
          <text:p/>
        </draw:path>
        <draw:path draw:style-name="gr22" draw:text-style-name="P1" draw:layer="layout" svg:width="0.183cm" svg:height="0.16cm" svg:x="6.916cm" svg:y="12.264cm" svg:viewBox="0 0 184 161" svg:d="m103 2c-41-8-97 8-102 56-5 42 15 92 65 100 43 8 102 2 115-48 12-43-9-98-61-104z">
          <text:p/>
        </draw:path>
        <draw:path draw:style-name="gr22" draw:text-style-name="P1" draw:layer="layout" svg:width="0.183cm" svg:height="0.16cm" svg:x="7.916cm" svg:y="12.263cm" svg:viewBox="0 0 184 161" svg:d="m103 2c-41-8-97 8-102 56-5 42 15 92 65 100 43 8 102 2 115-48 12-43-9-98-61-104z">
          <text:p/>
        </draw:path>
        <draw:path draw:style-name="gr22" draw:text-style-name="P1" draw:layer="layout" svg:width="0.183cm" svg:height="0.16cm" svg:x="8.916cm" svg:y="13.739cm" svg:viewBox="0 0 184 161" svg:d="m103 2c-41-8-97 8-102 56-5 42 15 92 65 100 43 8 102 2 115-48 12-43-9-98-61-104z">
          <text:p/>
        </draw:path>
        <draw:path draw:style-name="gr22" draw:text-style-name="P1" draw:layer="layout" svg:width="0.183cm" svg:height="0.16cm" svg:x="8.916cm" svg:y="13.241cm" svg:viewBox="0 0 184 161" svg:d="m103 2c-41-8-97 8-102 56-5 42 15 92 65 100 43 8 102 2 115-48 12-43-9-98-61-104z">
          <text:p/>
        </draw:path>
        <draw:path draw:style-name="gr22" draw:text-style-name="P1" draw:layer="layout" svg:width="0.183cm" svg:height="0.16cm" svg:x="8.916cm" svg:y="14.242cm" svg:viewBox="0 0 184 161" svg:d="m103 2c-41-8-97 8-102 56-5 42 15 92 65 100 43 8 102 2 115-48 12-43-9-98-61-104z">
          <text:p/>
        </draw:path>
        <draw:path draw:style-name="gr22" draw:text-style-name="P1" draw:layer="layout" svg:width="0.183cm" svg:height="0.16cm" svg:x="8.916cm" svg:y="14.744cm" svg:viewBox="0 0 184 161" svg:d="m103 2c-41-8-97 8-102 56-5 42 15 92 65 100 43 8 102 2 115-48 12-43-9-98-61-104z">
          <text:p/>
        </draw:path>
        <draw:path draw:style-name="gr22" draw:text-style-name="P1" draw:layer="layout" svg:width="0.183cm" svg:height="0.16cm" svg:x="7.916cm" svg:y="13.739cm" svg:viewBox="0 0 184 161" svg:d="m103 2c-41-8-97 8-102 56-5 42 15 92 65 100 43 8 102 2 115-48 12-43-9-98-61-104z">
          <text:p/>
        </draw:path>
        <draw:path draw:style-name="gr22" draw:text-style-name="P1" draw:layer="layout" svg:width="0.183cm" svg:height="0.16cm" svg:x="7.916cm" svg:y="13.241cm" svg:viewBox="0 0 184 161" svg:d="m103 2c-41-8-97 8-102 56-5 42 15 92 65 100 43 8 102 2 115-48 12-43-9-98-61-104z">
          <text:p/>
        </draw:path>
        <draw:path draw:style-name="gr22" draw:text-style-name="P1" draw:layer="layout" svg:width="0.183cm" svg:height="0.16cm" svg:x="7.916cm" svg:y="14.242cm" svg:viewBox="0 0 184 161" svg:d="m103 2c-41-8-97 8-102 56-5 42 15 92 65 100 43 8 102 2 115-48 12-43-9-98-61-104z">
          <text:p/>
        </draw:path>
        <draw:path draw:style-name="gr22" draw:text-style-name="P1" draw:layer="layout" svg:width="0.183cm" svg:height="0.16cm" svg:x="7.916cm" svg:y="14.744cm" svg:viewBox="0 0 184 161" svg:d="m103 2c-41-8-97 8-102 56-5 42 15 92 65 100 43 8 102 2 115-48 12-43-9-98-61-104z">
          <text:p/>
        </draw:path>
        <draw:path draw:style-name="gr22" draw:text-style-name="P1" draw:layer="layout" svg:width="0.183cm" svg:height="0.16cm" svg:x="8.416cm" svg:y="13.739cm" svg:viewBox="0 0 184 161" svg:d="m103 2c-41-8-97 8-102 56-5 42 15 92 65 100 43 8 102 2 115-48 12-43-9-98-61-104z">
          <text:p/>
        </draw:path>
        <draw:path draw:style-name="gr22" draw:text-style-name="P1" draw:layer="layout" svg:width="0.183cm" svg:height="0.16cm" svg:x="8.416cm" svg:y="13.241cm" svg:viewBox="0 0 184 161" svg:d="m103 2c-41-8-97 8-102 56-5 42 15 92 65 100 43 8 102 2 115-48 12-43-9-98-61-104z">
          <text:p/>
        </draw:path>
        <draw:path draw:style-name="gr22" draw:text-style-name="P1" draw:layer="layout" svg:width="0.183cm" svg:height="0.16cm" svg:x="8.416cm" svg:y="14.242cm" svg:viewBox="0 0 184 161" svg:d="m103 2c-41-8-97 8-102 56-5 42 15 92 65 100 43 8 102 2 115-48 12-43-9-98-61-104z">
          <text:p/>
        </draw:path>
        <draw:path draw:style-name="gr22" draw:text-style-name="P1" draw:layer="layout" svg:width="0.183cm" svg:height="0.16cm" svg:x="8.416cm" svg:y="14.744cm" svg:viewBox="0 0 184 161" svg:d="m103 2c-41-8-97 8-102 56-5 42 15 92 65 100 43 8 102 2 115-48 12-43-9-98-61-104z">
          <text:p/>
        </draw:path>
        <draw:path draw:style-name="gr22" draw:text-style-name="P1" draw:layer="layout" svg:width="0.183cm" svg:height="0.16cm" svg:x="8.416cm" svg:y="12.741cm" svg:viewBox="0 0 184 161" svg:d="m103 2c-41-8-97 8-102 56-5 42 15 92 65 100 43 8 102 2 115-48 12-43-9-98-61-104z">
          <text:p/>
        </draw:path>
        <draw:path draw:style-name="gr22" draw:text-style-name="P1" draw:layer="layout" svg:width="0.183cm" svg:height="0.16cm" svg:x="7.916cm" svg:y="12.742cm" svg:viewBox="0 0 184 161" svg:d="m103 2c-41-8-97 8-102 56-5 42 15 92 65 100 43 8 102 2 115-48 12-43-9-98-61-104z">
          <text:p/>
        </draw:path>
        <draw:path draw:style-name="gr22" draw:text-style-name="P1" draw:layer="layout" svg:width="0.183cm" svg:height="0.16cm" svg:x="8.916cm" svg:y="12.743cm" svg:viewBox="0 0 184 161" svg:d="m103 2c-41-8-97 8-102 56-5 42 15 92 65 100 43 8 102 2 115-48 12-43-9-98-61-104z">
          <text:p/>
        </draw:path>
        <draw:path draw:style-name="gr22" draw:text-style-name="P1" draw:layer="layout" svg:width="0.183cm" svg:height="0.16cm" svg:x="8.416cm" svg:y="12.264cm" svg:viewBox="0 0 184 161" svg:d="m103 2c-41-8-97 8-102 56-5 42 15 92 65 100 43 8 102 2 115-48 12-43-9-98-61-104z">
          <text:p/>
        </draw:path>
        <draw:path draw:style-name="gr22" draw:text-style-name="P1" draw:layer="layout" svg:width="0.183cm" svg:height="0.16cm" svg:x="8.916cm" svg:y="12.264cm" svg:viewBox="0 0 184 161" svg:d="m103 2c-41-8-97 8-102 56-5 42 15 92 65 100 43 8 102 2 115-48 12-43-9-98-61-104z">
          <text:p/>
        </draw:path>
        <draw:path draw:style-name="gr22" draw:text-style-name="P1" draw:layer="layout" svg:width="0.183cm" svg:height="0.16cm" svg:x="7.416cm" svg:y="13.74cm" svg:viewBox="0 0 184 161" svg:d="m103 2c-41-8-97 8-102 56-5 42 15 92 65 100 43 8 102 2 115-48 12-43-9-98-61-104z">
          <text:p/>
        </draw:path>
        <draw:path draw:style-name="gr22" draw:text-style-name="P1" draw:layer="layout" svg:width="0.183cm" svg:height="0.16cm" svg:x="7.416cm" svg:y="13.242cm" svg:viewBox="0 0 184 161" svg:d="m103 2c-41-8-97 8-102 56-5 42 15 92 65 100 43 8 102 2 115-48 12-43-9-98-61-104z">
          <text:p/>
        </draw:path>
        <draw:path draw:style-name="gr22" draw:text-style-name="P1" draw:layer="layout" svg:width="0.183cm" svg:height="0.16cm" svg:x="7.416cm" svg:y="14.243cm" svg:viewBox="0 0 184 161" svg:d="m103 2c-41-8-97 8-102 56-5 42 15 92 65 100 43 8 102 2 115-48 12-43-9-98-61-104z">
          <text:p/>
        </draw:path>
        <draw:path draw:style-name="gr22" draw:text-style-name="P1" draw:layer="layout" svg:width="0.183cm" svg:height="0.16cm" svg:x="7.416cm" svg:y="14.745cm" svg:viewBox="0 0 184 161" svg:d="m103 2c-41-8-97 8-102 56-5 42 15 92 65 100 43 8 102 2 115-48 12-43-9-98-61-104z">
          <text:p/>
        </draw:path>
        <draw:path draw:style-name="gr22" draw:text-style-name="P1" draw:layer="layout" svg:width="0.183cm" svg:height="0.16cm" svg:x="7.416cm" svg:y="12.744cm" svg:viewBox="0 0 184 161" svg:d="m103 2c-41-8-97 8-102 56-5 42 15 92 65 100 43 8 102 2 115-48 12-43-9-98-61-104z">
          <text:p/>
        </draw:path>
        <draw:path draw:style-name="gr22" draw:text-style-name="P1" draw:layer="layout" svg:width="0.183cm" svg:height="0.16cm" svg:x="7.416cm" svg:y="12.265cm" svg:viewBox="0 0 184 161" svg:d="m103 2c-41-8-97 8-102 56-5 42 15 92 65 100 43 8 102 2 115-48 12-43-9-98-61-104z">
          <text:p/>
        </draw:path>
        <draw:path draw:style-name="gr22" draw:text-style-name="P1" draw:layer="layout" svg:width="0.183cm" svg:height="0.16cm" svg:x="8.916cm" svg:y="15.247cm" svg:viewBox="0 0 184 161" svg:d="m103 2c-41-8-97 8-102 56-5 42 15 92 65 100 43 8 102 2 115-48 12-43-9-98-61-104z">
          <text:p/>
        </draw:path>
        <draw:path draw:style-name="gr22" draw:text-style-name="P1" draw:layer="layout" svg:width="0.183cm" svg:height="0.16cm" svg:x="9.916cm" svg:y="15.248cm" svg:viewBox="0 0 184 161" svg:d="m103 2c-41-8-97 8-102 56-5 42 15 92 65 100 43 8 102 2 115-48 12-43-9-98-61-104z">
          <text:p/>
        </draw:path>
        <draw:path draw:style-name="gr22" draw:text-style-name="P1" draw:layer="layout" svg:width="0.183cm" svg:height="0.16cm" svg:x="10.916cm" svg:y="15.249cm" svg:viewBox="0 0 184 161" svg:d="m103 2c-41-8-97 8-102 56-5 42 15 92 65 100 43 8 102 2 115-48 12-43-9-98-61-104z">
          <text:p/>
        </draw:path>
        <draw:path draw:style-name="gr22" draw:text-style-name="P1" draw:layer="layout" svg:width="0.183cm" svg:height="0.16cm" svg:x="10.416cm" svg:y="15.25cm" svg:viewBox="0 0 184 161" svg:d="m103 2c-41-8-97 8-102 56-5 42 15 92 65 100 43 8 102 2 115-48 12-43-9-98-61-104z">
          <text:p/>
        </draw:path>
        <draw:path draw:style-name="gr22" draw:text-style-name="P1" draw:layer="layout" svg:width="0.183cm" svg:height="0.16cm" svg:x="9.416cm" svg:y="15.251cm" svg:viewBox="0 0 184 161" svg:d="m103 2c-41-8-97 8-102 56-5 42 15 92 65 100 43 8 102 2 115-48 12-43-9-98-61-104z">
          <text:p/>
        </draw:path>
        <draw:path draw:style-name="gr22" draw:text-style-name="P1" draw:layer="layout" svg:width="0.183cm" svg:height="0.16cm" svg:x="8.416cm" svg:y="15.252cm" svg:viewBox="0 0 184 161" svg:d="m103 2c-41-8-97 8-102 56-5 42 15 92 65 100 43 8 102 2 115-48 12-43-9-98-61-104z">
          <text:p/>
        </draw:path>
        <draw:path draw:style-name="gr22" draw:text-style-name="P1" draw:layer="layout" svg:width="0.183cm" svg:height="0.16cm" svg:x="9.916cm" svg:y="14.256cm" svg:viewBox="0 0 184 161" svg:d="m103 2c-41-8-97 8-102 56-5 42 15 92 65 100 43 8 102 2 115-48 12-43-9-98-61-104z">
          <text:p/>
        </draw:path>
        <draw:path draw:style-name="gr22" draw:text-style-name="P1" draw:layer="layout" svg:width="0.183cm" svg:height="0.16cm" svg:x="9.916cm" svg:y="13.758cm" svg:viewBox="0 0 184 161" svg:d="m103 2c-41-8-97 8-102 56-5 42 15 92 65 100 43 8 102 2 115-48 12-43-9-98-61-104z">
          <text:p/>
        </draw:path>
        <draw:path draw:style-name="gr22" draw:text-style-name="P1" draw:layer="layout" svg:width="0.183cm" svg:height="0.16cm" svg:x="9.916cm" svg:y="13.267cm" svg:viewBox="0 0 184 161" svg:d="m103 2c-41-8-97 8-102 56-5 42 15 92 65 100 43 8 102 2 115-48 12-43-9-98-61-104z">
          <text:p/>
        </draw:path>
        <draw:path draw:style-name="gr22" draw:text-style-name="P1" draw:layer="layout" svg:width="0.183cm" svg:height="0.16cm" svg:x="10.416cm" svg:y="14.256cm" svg:viewBox="0 0 184 161" svg:d="m103 2c-41-8-97 8-102 56-5 42 15 92 65 100 43 8 102 2 115-48 12-43-9-98-61-104z">
          <text:p/>
        </draw:path>
        <draw:path draw:style-name="gr22" draw:text-style-name="P1" draw:layer="layout" svg:width="0.183cm" svg:height="0.16cm" svg:x="10.416cm" svg:y="13.758cm" svg:viewBox="0 0 184 161" svg:d="m103 2c-41-8-97 8-102 56-5 42 15 92 65 100 43 8 102 2 115-48 12-43-9-98-61-104z">
          <text:p/>
        </draw:path>
        <draw:path draw:style-name="gr22" draw:text-style-name="P1" draw:layer="layout" svg:width="0.183cm" svg:height="0.16cm" svg:x="10.416cm" svg:y="13.267cm" svg:viewBox="0 0 184 161" svg:d="m103 2c-41-8-97 8-102 56-5 42 15 92 65 100 43 8 102 2 115-48 12-43-9-98-61-104z">
          <text:p/>
        </draw:path>
        <draw:path draw:style-name="gr22" draw:text-style-name="P1" draw:layer="layout" svg:width="0.183cm" svg:height="0.16cm" svg:x="9.416cm" svg:y="14.256cm" svg:viewBox="0 0 184 161" svg:d="m103 2c-41-8-97 8-102 56-5 42 15 92 65 100 43 8 102 2 115-48 12-43-9-98-61-104z">
          <text:p/>
        </draw:path>
        <draw:path draw:style-name="gr22" draw:text-style-name="P1" draw:layer="layout" svg:width="0.183cm" svg:height="0.16cm" svg:x="9.416cm" svg:y="13.758cm" svg:viewBox="0 0 184 161" svg:d="m103 2c-41-8-97 8-102 56-5 42 15 92 65 100 43 8 102 2 115-48 12-43-9-98-61-104z">
          <text:p/>
        </draw:path>
        <draw:path draw:style-name="gr22" draw:text-style-name="P1" draw:layer="layout" svg:width="0.183cm" svg:height="0.16cm" svg:x="9.416cm" svg:y="13.267cm" svg:viewBox="0 0 184 161" svg:d="m103 2c-41-8-97 8-102 56-5 42 15 92 65 100 43 8 102 2 115-48 12-43-9-98-61-104z">
          <text:p/>
        </draw:path>
        <draw:path draw:style-name="gr22" draw:text-style-name="P1" draw:layer="layout" svg:width="0.183cm" svg:height="0.16cm" svg:x="9.416cm" svg:y="12.744cm" svg:viewBox="0 0 184 161" svg:d="m103 2c-41-8-97 8-102 56-5 42 15 92 65 100 43 8 102 2 115-48 12-43-9-98-61-104z">
          <text:p/>
        </draw:path>
        <draw:path draw:style-name="gr22" draw:text-style-name="P1" draw:layer="layout" svg:width="0.183cm" svg:height="0.16cm" svg:x="9.916cm" svg:y="14.745cm" svg:viewBox="0 0 184 161" svg:d="m103 2c-41-8-97 8-102 56-5 42 15 92 65 100 43 8 102 2 115-48 12-43-9-98-61-104z">
          <text:p/>
        </draw:path>
        <draw:path draw:style-name="gr22" draw:text-style-name="P1" draw:layer="layout" svg:width="0.183cm" svg:height="0.16cm" svg:x="10.916cm" svg:y="14.746cm" svg:viewBox="0 0 184 161" svg:d="m103 2c-41-8-97 8-102 56-5 42 15 92 65 100 43 8 102 2 115-48 12-43-9-98-61-104z">
          <text:p/>
        </draw:path>
        <draw:path draw:style-name="gr22" draw:text-style-name="P1" draw:layer="layout" svg:width="0.183cm" svg:height="0.16cm" svg:x="10.416cm" svg:y="14.747cm" svg:viewBox="0 0 184 161" svg:d="m103 2c-41-8-97 8-102 56-5 42 15 92 65 100 43 8 102 2 115-48 12-43-9-98-61-104z">
          <text:p/>
        </draw:path>
        <draw:path draw:style-name="gr22" draw:text-style-name="P1" draw:layer="layout" svg:width="0.183cm" svg:height="0.16cm" svg:x="9.416cm" svg:y="14.748cm" svg:viewBox="0 0 184 161" svg:d="m103 2c-41-8-97 8-102 56-5 42 15 92 65 100 43 8 102 2 115-48 12-43-9-98-61-104z">
          <text:p/>
        </draw:path>
        <draw:path draw:style-name="gr22" draw:text-style-name="P1" draw:layer="layout" svg:width="0.183cm" svg:height="0.16cm" svg:x="9.416cm" svg:y="15.751cm" svg:viewBox="0 0 184 161" svg:d="m103 2c-41-8-97 8-102 56-5 42 15 92 65 100 43 8 102 2 115-48 12-43-9-98-61-104z">
          <text:p/>
        </draw:path>
        <draw:path draw:style-name="gr22" draw:text-style-name="P1" draw:layer="layout" svg:width="0.183cm" svg:height="0.16cm" svg:x="9.916cm" svg:y="15.752cm" svg:viewBox="0 0 184 161" svg:d="m103 2c-41-8-97 8-102 56-5 42 15 92 65 100 43 8 102 2 115-48 12-43-9-98-61-104z">
          <text:p/>
        </draw:path>
        <draw:path draw:style-name="gr22" draw:text-style-name="P1" draw:layer="layout" svg:width="0.183cm" svg:height="0.16cm" svg:x="9.416cm" svg:y="16.251cm" svg:viewBox="0 0 184 161" svg:d="m103 2c-41-8-97 8-102 56-5 42 15 92 65 100 43 8 102 2 115-48 12-43-9-98-61-104z">
          <text:p/>
        </draw:path>
        <draw:path draw:style-name="gr22" draw:text-style-name="P1" draw:layer="layout" svg:width="0.183cm" svg:height="0.16cm" svg:x="9.916cm" svg:y="16.252cm" svg:viewBox="0 0 184 161" svg:d="m103 2c-41-8-97 8-102 56-5 42 15 92 65 100 43 8 102 2 115-48 12-43-9-98-61-104z">
          <text:p/>
        </draw:path>
        <draw:path draw:style-name="gr22" draw:text-style-name="P1" draw:layer="layout" svg:width="0.183cm" svg:height="0.16cm" svg:x="8.916cm" svg:y="15.751cm" svg:viewBox="0 0 184 161" svg:d="m103 2c-41-8-97 8-102 56-5 42 15 92 65 100 43 8 102 2 115-48 12-43-9-98-61-104z">
          <text:p/>
        </draw:path>
        <draw:path draw:style-name="gr22" draw:text-style-name="P1" draw:layer="layout" svg:width="0.183cm" svg:height="0.16cm" svg:x="10.416cm" svg:y="15.752cm" svg:viewBox="0 0 184 161" svg:d="m103 2c-41-8-97 8-102 56-5 42 15 92 65 100 43 8 102 2 115-48 12-43-9-98-61-104z">
          <text:p/>
        </draw:path>
        <draw:line draw:style-name="gr23" draw:text-style-name="P1" draw:layer="layout" svg:x1="5.5cm" svg:y1="14.9cm" svg:x2="5.5cm" svg:y2="15.3cm">
          <text:p/>
        </draw:line>
        <draw:line draw:style-name="gr23" draw:text-style-name="P1" draw:layer="layout" svg:x1="5.5cm" svg:y1="15.3cm" svg:x2="8cm" svg:y2="15.3cm">
          <text:p/>
        </draw:line>
        <draw:line draw:style-name="gr24" draw:text-style-name="P1" draw:layer="layout" svg:x1="5cm" svg:y1="14.8cm" svg:x2="5cm" svg:y2="13.3cm">
          <text:p/>
        </draw:line>
        <draw:line draw:style-name="gr24" draw:text-style-name="P1" draw:layer="layout" svg:x1="5cm" svg:y1="13.3cm" svg:x2="5cm" svg:y2="12.8cm">
          <text:p/>
        </draw:line>
        <draw:line draw:style-name="gr24" draw:text-style-name="P1" draw:layer="layout" svg:x1="5.5cm" svg:y1="12.8cm" svg:x2="5.5cm" svg:y2="12.3cm">
          <text:p/>
        </draw:line>
        <draw:line draw:style-name="gr25" draw:text-style-name="P1" draw:layer="layout" svg:x1="5.5cm" svg:y1="12.3cm" svg:x2="6.5cm" svg:y2="12.3cm">
          <text:p/>
        </draw:line>
        <draw:line draw:style-name="gr25" draw:text-style-name="P1" draw:layer="layout" svg:x1="7cm" svg:y1="11.8cm" svg:x2="6.5cm" svg:y2="11.8cm">
          <text:p/>
        </draw:line>
        <draw:line draw:style-name="gr25" draw:text-style-name="P1" draw:layer="layout" svg:x1="9cm" svg:y1="11.8cm" svg:x2="7cm" svg:y2="11.8cm">
          <text:p/>
        </draw:line>
        <draw:line draw:style-name="gr25" draw:text-style-name="P1" draw:layer="layout" svg:x1="9cm" svg:y1="12.3cm" svg:x2="9.5cm" svg:y2="12.3cm">
          <text:p/>
        </draw:line>
        <draw:line draw:style-name="gr25" draw:text-style-name="P1" draw:layer="layout" svg:x1="9.5cm" svg:y1="12.3cm" svg:x2="10cm" svg:y2="12.3cm">
          <text:p/>
        </draw:line>
        <draw:line draw:style-name="gr24" draw:text-style-name="P1" draw:layer="layout" svg:x1="10.5cm" svg:y1="12.9cm" svg:x2="10.5cm" svg:y2="13.3cm">
          <text:p/>
        </draw:line>
        <draw:line draw:style-name="gr24" draw:text-style-name="P1" draw:layer="layout" svg:x1="10cm" svg:y1="12.8cm" svg:x2="10.5cm" svg:y2="12.8cm">
          <text:p/>
        </draw:line>
        <draw:line draw:style-name="gr24" draw:text-style-name="P1" draw:layer="layout" svg:x1="11cm" svg:y1="13.3cm" svg:x2="11cm" svg:y2="14.8cm">
          <text:p/>
        </draw:line>
        <draw:line draw:style-name="gr24" draw:text-style-name="P1" draw:layer="layout" svg:x1="11cm" svg:y1="14.8cm" svg:x2="11.5cm" svg:y2="14.8cm">
          <text:p/>
        </draw:line>
        <draw:line draw:style-name="gr24" draw:text-style-name="P1" draw:layer="layout" svg:x1="11.5cm" svg:y1="14.8cm" svg:x2="11.5cm" svg:y2="15.3cm">
          <text:p/>
        </draw:line>
        <draw:line draw:style-name="gr24" draw:text-style-name="P1" draw:layer="layout" svg:x1="11.5cm" svg:y1="15.3cm" svg:x2="11cm" svg:y2="15.3cm">
          <text:p/>
        </draw:line>
        <draw:line draw:style-name="gr24" draw:text-style-name="P1" draw:layer="layout" svg:x1="8cm" svg:y1="15.3cm" svg:x2="8.5cm" svg:y2="15.3cm">
          <text:p/>
        </draw:line>
        <draw:line draw:style-name="gr24" draw:text-style-name="P1" draw:layer="layout" svg:x1="5cm" svg:y1="14.8cm" svg:x2="5.5cm" svg:y2="14.8cm">
          <text:p/>
        </draw:line>
        <draw:line draw:style-name="gr24" draw:text-style-name="P1" draw:layer="layout" svg:x1="9.5cm" svg:y1="16.8cm" svg:x2="10.5cm" svg:y2="16.8cm">
          <text:p/>
        </draw:line>
        <draw:line draw:style-name="gr24" draw:text-style-name="P1" draw:layer="layout" svg:x1="9.5cm" svg:y1="16.3cm" svg:x2="9.5cm" svg:y2="16.8cm">
          <text:p/>
        </draw:line>
        <draw:line draw:style-name="gr24" draw:text-style-name="P1" draw:layer="layout" svg:x1="8.5cm" svg:y1="15.3cm" svg:x2="8.5cm" svg:y2="16.3cm">
          <text:p/>
        </draw:line>
        <draw:line draw:style-name="gr24" draw:text-style-name="P1" draw:layer="layout" svg:x1="8.5cm" svg:y1="16.3cm" svg:x2="9.5cm" svg:y2="16.3cm">
          <text:p/>
        </draw:line>
        <draw:line draw:style-name="gr24" draw:text-style-name="P1" draw:layer="layout" svg:x1="11cm" svg:y1="15.3cm" svg:x2="11cm" svg:y2="16.3cm">
          <text:p/>
        </draw:line>
        <draw:path draw:style-name="gr22" draw:text-style-name="P1" draw:layer="layout" svg:width="0.183cm" svg:height="0.16cm" svg:x="10.416cm" svg:y="16.755cm" svg:viewBox="0 0 184 161" svg:d="m103 2c-41-8-97 8-102 56-5 42 15 92 65 100 43 8 102 2 115-48 12-43-9-98-61-104z">
          <text:p/>
        </draw:path>
        <draw:line draw:style-name="gr24" draw:text-style-name="P1" draw:layer="layout" svg:x1="10.5cm" svg:y1="16.3cm" svg:x2="10.5cm" svg:y2="16.8cm">
          <text:p/>
        </draw:line>
        <draw:line draw:style-name="gr24" draw:text-style-name="P1" draw:layer="layout" svg:x1="11cm" svg:y1="16.3cm" svg:x2="10.5cm" svg:y2="16.3cm">
          <text:p/>
        </draw:line>
        <draw:line draw:style-name="gr24" draw:text-style-name="P1" draw:layer="layout" svg:x1="10cm" svg:y1="12.9cm" svg:x2="10cm" svg:y2="12.4cm">
          <text:p/>
        </draw:line>
        <draw:line draw:style-name="gr24" draw:text-style-name="P1" draw:layer="layout" svg:x1="11cm" svg:y1="13.3cm" svg:x2="10.5cm" svg:y2="13.3cm">
          <text:p/>
        </draw:line>
        <draw:line draw:style-name="gr25" draw:text-style-name="P1" draw:layer="layout" svg:x1="9cm" svg:y1="11.9cm" svg:x2="9cm" svg:y2="12.4cm">
          <text:p/>
        </draw:line>
        <draw:line draw:style-name="gr25" draw:text-style-name="P1" draw:layer="layout" svg:x1="6.5cm" svg:y1="11.8cm" svg:x2="6.5cm" svg:y2="12.3cm">
          <text:p/>
        </draw:line>
        <draw:path draw:style-name="gr22" draw:text-style-name="P1" draw:layer="layout" svg:width="0.183cm" svg:height="0.16cm" svg:x="6.416cm" svg:y="11.765cm" svg:viewBox="0 0 184 161" svg:d="m103 2c-41-8-97 8-102 56-5 42 15 92 65 100 43 8 102 2 115-48 12-43-9-98-61-104z">
          <text:p/>
        </draw:path>
        <draw:path draw:style-name="gr22" draw:text-style-name="P1" draw:layer="layout" svg:width="0.183cm" svg:height="0.16cm" svg:x="5.416cm" svg:y="12.264cm" svg:viewBox="0 0 184 161" svg:d="m103 2c-41-8-97 8-102 56-5 42 15 92 65 100 43 8 102 2 115-48 12-43-9-98-61-104z">
          <text:p/>
        </draw:path>
        <draw:path draw:style-name="gr22" draw:text-style-name="P1" draw:layer="layout" svg:width="0.183cm" svg:height="0.16cm" svg:x="4.916cm" svg:y="12.741cm" svg:viewBox="0 0 184 161" svg:d="m103 2c-41-8-97 8-102 56-5 42 15 92 65 100 43 8 102 2 115-48 12-43-9-98-61-104z">
          <text:p/>
        </draw:path>
        <draw:line draw:style-name="gr24" draw:text-style-name="P1" draw:layer="layout" svg:x1="5cm" svg:y1="12.8cm" svg:x2="5.5cm" svg:y2="12.8cm">
          <text:p/>
        </draw:line>
        <draw:path draw:style-name="gr22" draw:text-style-name="P1" draw:layer="layout" svg:width="0.183cm" svg:height="0.16cm" svg:x="9.916cm" svg:y="12.245cm" svg:viewBox="0 0 184 161" svg:d="m103 2c-41-8-97 8-102 56-5 42 15 92 65 100 43 8 102 2 115-48 12-43-9-98-61-104z">
          <text:p/>
        </draw:path>
        <draw:line draw:style-name="gr21" draw:text-style-name="P1" draw:layer="layout" svg:x1="3.6cm" svg:y1="10.8cm" svg:x2="12.1cm" svg:y2="10.8cm">
          <text:p/>
        </draw:line>
        <draw:line draw:style-name="gr21" draw:text-style-name="P1" draw:layer="layout" svg:x1="3.6cm" svg:y1="11.3cm" svg:x2="12.1cm" svg:y2="11.3cm">
          <text:p/>
        </draw:line>
        <draw:line draw:style-name="gr21" draw:text-style-name="P1" draw:layer="layout" svg:x1="3.6cm" svg:y1="17.3cm" svg:x2="12.1cm" svg:y2="17.3cm">
          <text:p/>
        </draw:line>
        <draw:line draw:style-name="gr21" draw:text-style-name="P1" draw:layer="layout" svg:x1="3.6cm" svg:y1="17.8cm" svg:x2="12.1cm" svg:y2="17.8cm">
          <text:p/>
        </draw:line>
        <draw:polygon draw:style-name="gr26" draw:text-style-name="P1" draw:layer="layout" svg:width="4.499cm" svg:height="4.499cm" svg:x="3.5cm" svg:y="21cm" svg:viewBox="0 0 4500 4500" draw:points="1000,1000 3500,0 4500,1000 3500,2000 4500,4000 2000,4500 0,2000">
          <text:p/>
        </draw:polygon>
        <draw:line draw:style-name="gr27" draw:text-style-name="P1" draw:layer="layout" svg:x1="3.5cm" svg:y1="23cm" svg:x2="7cm" svg:y2="23cm">
          <text:p/>
        </draw:line>
        <draw:line draw:style-name="gr27" draw:text-style-name="P1" draw:layer="layout" svg:x1="4.5cm" svg:y1="22cm" svg:x2="8cm" svg:y2="25cm">
          <text:p/>
        </draw:line>
        <draw:line draw:style-name="gr27" draw:text-style-name="P1" draw:layer="layout" svg:x1="7cm" svg:y1="21cm" svg:x2="5.5cm" svg:y2="23cm">
          <text:p/>
        </draw:line>
        <draw:line draw:style-name="gr27" draw:text-style-name="P1" draw:layer="layout" svg:x1="5.5cm" svg:y1="23cm" svg:x2="5.5cm" svg:y2="25.5cm">
          <text:p/>
        </draw:line>
        <draw:line draw:style-name="gr27" draw:text-style-name="P1" draw:layer="layout" svg:x1="8cm" svg:y1="22cm" svg:x2="5.5cm" svg:y2="23cm">
          <text:p/>
        </draw:line>
        <draw:path draw:style-name="gr22" draw:text-style-name="P1" draw:layer="layout" svg:width="0.183cm" svg:height="0.16cm" svg:x="6.816cm" svg:y="22.643cm" svg:viewBox="0 0 184 161" svg:d="m103 2c-41-8-97 8-102 56-5 42 15 92 65 100 43 8 102 2 115-48 12-43-9-98-61-104z">
          <text:p/>
        </draw:path>
        <draw:path draw:style-name="gr22" draw:text-style-name="P1" draw:layer="layout" svg:width="0.183cm" svg:height="0.16cm" svg:x="6.916cm" svg:y="21.844cm" svg:viewBox="0 0 184 161" svg:d="m103 2c-41-8-97 8-102 56-5 42 15 92 65 100 43 8 102 2 115-48 12-43-9-98-61-104z">
          <text:p/>
        </draw:path>
        <draw:path draw:style-name="gr22" draw:text-style-name="P1" draw:layer="layout" svg:width="0.183cm" svg:height="0.16cm" svg:x="5.516cm" svg:y="21.945cm" svg:viewBox="0 0 184 161" svg:d="m103 2c-41-8-97 8-102 56-5 42 15 92 65 100 43 8 102 2 115-48 12-43-9-98-61-104z">
          <text:p/>
        </draw:path>
        <draw:path draw:style-name="gr22" draw:text-style-name="P1" draw:layer="layout" svg:width="0.183cm" svg:height="0.16cm" svg:x="4.516cm" svg:y="22.544cm" svg:viewBox="0 0 184 161" svg:d="m103 2c-41-8-97 8-102 56-5 42 15 92 65 100 43 8 102 2 115-48 12-43-9-98-61-104z">
          <text:p/>
        </draw:path>
        <draw:path draw:style-name="gr22" draw:text-style-name="P1" draw:layer="layout" svg:width="0.183cm" svg:height="0.16cm" svg:x="4.816cm" svg:y="23.845cm" svg:viewBox="0 0 184 161" svg:d="m103 2c-41-8-97 8-102 56-5 42 15 92 65 100 43 8 102 2 115-48 12-43-9-98-61-104z">
          <text:p/>
        </draw:path>
        <draw:path draw:style-name="gr22" draw:text-style-name="P1" draw:layer="layout" svg:width="0.183cm" svg:height="0.16cm" svg:x="6.216cm" svg:y="24.246cm" svg:viewBox="0 0 184 161" svg:d="m103 2c-41-8-97 8-102 56-5 42 15 92 65 100 43 8 102 2 115-48 12-43-9-98-61-104z">
          <text:p/>
        </draw:path>
        <draw:path draw:style-name="gr22" draw:text-style-name="P1" draw:layer="layout" svg:width="0.183cm" svg:height="0.16cm" svg:x="6.716cm" svg:y="23.447cm" svg:viewBox="0 0 184 161" svg:d="m103 2c-41-8-97 8-102 56-5 42 15 92 65 100 43 8 102 2 115-48 12-43-9-98-61-104z">
          <text:p/>
        </draw:path>
        <draw:line draw:style-name="gr28" draw:text-style-name="P1" draw:layer="layout" svg:x1="5.6cm" svg:y1="22.1cm" svg:x2="4.6cm" svg:y2="22.6cm">
          <text:p/>
        </draw:line>
        <draw:line draw:style-name="gr28" draw:text-style-name="P1" draw:layer="layout" svg:x1="4.8cm" svg:y1="23.9cm" svg:x2="6.3cm" svg:y2="24.4cm">
          <text:p/>
        </draw:line>
        <draw:frame draw:style-name="gr29" draw:text-style-name="P11" draw:layer="layout" svg:width="0.881cm" svg:height="1.006cm" svg:x="4.1cm" svg:y="23.1cm">
          <draw:text-box>
            <text:p><text:span text:style-name="T13">u</text:span><text:span text:style-name="T14">j</text:span></text:p>
          </draw:text-box>
        </draw:frame>
        <draw:frame draw:style-name="gr29" draw:text-style-name="P11" draw:layer="layout" svg:width="0.881cm" svg:height="1.006cm" svg:x="6.101cm" svg:y="24.1cm">
          <draw:text-box>
            <text:p><text:span text:style-name="T13">u</text:span><text:span text:style-name="T14">i</text:span></text:p>
          </draw:text-box>
        </draw:frame>
      </draw:page>
      <draw:page draw:name="page4" draw:style-name="dp1" draw:master-page-name="Standard">
        <draw:rect draw:style-name="gr7" draw:text-style-name="P1" draw:layer="layout" svg:width="3.618cm" svg:height="3.276cm" svg:x="2.08cm" svg:y="19.262cm">
          <text:p/>
        </draw:rect>
        <draw:frame draw:style-name="gr30" draw:text-style-name="P12" draw:layer="layout" svg:width="0.984cm" svg:height="0.838cm" svg:x="1.82cm" svg:y="19.472cm">
          <draw:text-box>
            <text:p><text:span text:style-name="T15">x</text:span></text:p>
          </draw:text-box>
        </draw:frame>
        <draw:frame draw:style-name="gr30" draw:text-style-name="P12" draw:layer="layout" svg:width="0.984cm" svg:height="0.838cm" svg:x="2.254cm" svg:y="19.472cm">
          <draw:text-box>
            <text:p><text:span text:style-name="T15">x</text:span></text:p>
          </draw:text-box>
        </draw:frame>
        <draw:frame draw:style-name="gr30" draw:text-style-name="P12" draw:layer="layout" svg:width="0.984cm" svg:height="0.838cm" svg:x="2.254cm" svg:y="19.079cm">
          <draw:text-box>
            <text:p><text:span text:style-name="T15">x</text:span></text:p>
          </draw:text-box>
        </draw:frame>
        <draw:frame draw:style-name="gr30" draw:text-style-name="P12" draw:layer="layout" svg:width="0.984cm" svg:height="0.838cm" svg:x="2.254cm" svg:y="19.865cm">
          <draw:text-box>
            <text:p><text:span text:style-name="T15">x</text:span></text:p>
          </draw:text-box>
        </draw:frame>
        <draw:frame draw:style-name="gr30" draw:text-style-name="P12" draw:layer="layout" svg:width="0.984cm" svg:height="0.838cm" svg:x="2.688cm" svg:y="19.865cm">
          <draw:text-box>
            <text:p><text:span text:style-name="T15">x</text:span></text:p>
          </draw:text-box>
        </draw:frame>
        <draw:frame draw:style-name="gr30" draw:text-style-name="P12" draw:layer="layout" svg:width="0.984cm" svg:height="0.838cm" svg:x="2.688cm" svg:y="19.472cm">
          <draw:text-box>
            <text:p><text:span text:style-name="T15">x</text:span></text:p>
          </draw:text-box>
        </draw:frame>
        <draw:frame draw:style-name="gr31" draw:text-style-name="P12" draw:layer="layout" svg:width="0.984cm" svg:height="0.839cm" svg:x="2.688cm" svg:y="20.258cm">
          <draw:text-box>
            <text:p><text:span text:style-name="T15">x</text:span></text:p>
          </draw:text-box>
        </draw:frame>
        <draw:frame draw:style-name="gr32" draw:text-style-name="P12" draw:layer="layout" svg:width="0.985cm" svg:height="0.839cm" svg:x="3.122cm" svg:y="20.258cm">
          <draw:text-box>
            <text:p><text:span text:style-name="T15">x</text:span></text:p>
          </draw:text-box>
        </draw:frame>
        <draw:frame draw:style-name="gr33" draw:text-style-name="P12" draw:layer="layout" svg:width="0.985cm" svg:height="0.838cm" svg:x="3.122cm" svg:y="19.865cm">
          <draw:text-box>
            <text:p><text:span text:style-name="T15">x</text:span></text:p>
          </draw:text-box>
        </draw:frame>
        <draw:frame draw:style-name="gr32" draw:text-style-name="P12" draw:layer="layout" svg:width="0.985cm" svg:height="0.839cm" svg:x="3.122cm" svg:y="20.651cm">
          <draw:text-box>
            <text:p><text:span text:style-name="T15">x</text:span></text:p>
          </draw:text-box>
        </draw:frame>
        <draw:frame draw:style-name="gr31" draw:text-style-name="P12" draw:layer="layout" svg:width="0.984cm" svg:height="0.839cm" svg:x="3.557cm" svg:y="20.651cm">
          <draw:text-box>
            <text:p><text:span text:style-name="T15">x</text:span></text:p>
          </draw:text-box>
        </draw:frame>
        <draw:frame draw:style-name="gr31" draw:text-style-name="P12" draw:layer="layout" svg:width="0.984cm" svg:height="0.839cm" svg:x="3.557cm" svg:y="20.258cm">
          <draw:text-box>
            <text:p><text:span text:style-name="T15">x</text:span></text:p>
          </draw:text-box>
        </draw:frame>
        <draw:frame draw:style-name="gr31" draw:text-style-name="P12" draw:layer="layout" svg:width="0.984cm" svg:height="0.839cm" svg:x="3.557cm" svg:y="21.044cm">
          <draw:text-box>
            <text:p><text:span text:style-name="T15">x</text:span></text:p>
          </draw:text-box>
        </draw:frame>
        <draw:frame draw:style-name="gr31" draw:text-style-name="P12" draw:layer="layout" svg:width="0.984cm" svg:height="0.839cm" svg:x="3.991cm" svg:y="21.044cm">
          <draw:text-box>
            <text:p><text:span text:style-name="T15">x</text:span></text:p>
          </draw:text-box>
        </draw:frame>
        <draw:frame draw:style-name="gr31" draw:text-style-name="P12" draw:layer="layout" svg:width="0.984cm" svg:height="0.839cm" svg:x="3.991cm" svg:y="20.651cm">
          <draw:text-box>
            <text:p><text:span text:style-name="T15">x</text:span></text:p>
          </draw:text-box>
        </draw:frame>
        <draw:frame draw:style-name="gr31" draw:text-style-name="P12" draw:layer="layout" svg:width="0.984cm" svg:height="0.839cm" svg:x="3.991cm" svg:y="21.437cm">
          <draw:text-box>
            <text:p><text:span text:style-name="T15">x</text:span></text:p>
          </draw:text-box>
        </draw:frame>
        <draw:frame draw:style-name="gr31" draw:text-style-name="P12" draw:layer="layout" svg:width="0.984cm" svg:height="0.839cm" svg:x="4.425cm" svg:y="21.437cm">
          <draw:text-box>
            <text:p><text:span text:style-name="T15">x</text:span></text:p>
          </draw:text-box>
        </draw:frame>
        <draw:frame draw:style-name="gr31" draw:text-style-name="P12" draw:layer="layout" svg:width="0.984cm" svg:height="0.839cm" svg:x="4.425cm" svg:y="21.044cm">
          <draw:text-box>
            <text:p><text:span text:style-name="T15">x</text:span></text:p>
          </draw:text-box>
        </draw:frame>
        <draw:frame draw:style-name="gr31" draw:text-style-name="P12" draw:layer="layout" svg:width="0.984cm" svg:height="0.839cm" svg:x="4.425cm" svg:y="21.83cm">
          <draw:text-box>
            <text:p><text:span text:style-name="T15">x</text:span></text:p>
          </draw:text-box>
        </draw:frame>
        <draw:frame draw:style-name="gr31" draw:text-style-name="P12" draw:layer="layout" svg:width="0.984cm" svg:height="0.839cm" svg:x="4.859cm" svg:y="21.83cm">
          <draw:text-box>
            <text:p><text:span text:style-name="T15">x</text:span></text:p>
          </draw:text-box>
        </draw:frame>
        <draw:frame draw:style-name="gr31" draw:text-style-name="P12" draw:layer="layout" svg:width="0.984cm" svg:height="0.839cm" svg:x="4.859cm" svg:y="21.437cm">
          <draw:text-box>
            <text:p><text:span text:style-name="T15">x</text:span></text:p>
          </draw:text-box>
        </draw:frame>
        <draw:frame draw:style-name="gr30" draw:text-style-name="P12" draw:layer="layout" svg:width="0.984cm" svg:height="0.838cm" svg:x="1.82cm" svg:y="19.079cm">
          <draw:text-box>
            <text:p><text:span text:style-name="T15">x</text:span></text:p>
          </draw:text-box>
        </draw:frame>
        <draw:rect draw:style-name="gr7" draw:text-style-name="P1" draw:layer="layout" svg:width="3.618cm" svg:height="3.276cm" svg:x="8.448cm" svg:y="19.262cm">
          <text:p/>
        </draw:rect>
        <draw:frame draw:style-name="gr33" draw:text-style-name="P12" draw:layer="layout" svg:width="0.985cm" svg:height="0.838cm" svg:x="8.187cm" svg:y="19.472cm">
          <draw:text-box>
            <text:p><text:span text:style-name="T15">x</text:span></text:p>
          </draw:text-box>
        </draw:frame>
        <draw:frame draw:style-name="gr30" draw:text-style-name="P12" draw:layer="layout" svg:width="0.984cm" svg:height="0.838cm" svg:x="8.622cm" svg:y="19.472cm">
          <draw:text-box>
            <text:p><text:span text:style-name="T15">x</text:span></text:p>
          </draw:text-box>
        </draw:frame>
        <draw:frame draw:style-name="gr30" draw:text-style-name="P12" draw:layer="layout" svg:width="0.984cm" svg:height="0.838cm" svg:x="8.622cm" svg:y="19.079cm">
          <draw:text-box>
            <text:p><text:span text:style-name="T15">x</text:span></text:p>
          </draw:text-box>
        </draw:frame>
        <draw:frame draw:style-name="gr30" draw:text-style-name="P12" draw:layer="layout" svg:width="0.984cm" svg:height="0.838cm" svg:x="8.622cm" svg:y="19.865cm">
          <draw:text-box>
            <text:p><text:span text:style-name="T15">x</text:span></text:p>
          </draw:text-box>
        </draw:frame>
        <draw:frame draw:style-name="gr30" draw:text-style-name="P12" draw:layer="layout" svg:width="0.984cm" svg:height="0.838cm" svg:x="9.056cm" svg:y="19.865cm">
          <draw:text-box>
            <text:p><text:span text:style-name="T15">x</text:span></text:p>
          </draw:text-box>
        </draw:frame>
        <draw:frame draw:style-name="gr30" draw:text-style-name="P12" draw:layer="layout" svg:width="0.984cm" svg:height="0.838cm" svg:x="9.056cm" svg:y="19.472cm">
          <draw:text-box>
            <text:p><text:span text:style-name="T15">x</text:span></text:p>
          </draw:text-box>
        </draw:frame>
        <draw:frame draw:style-name="gr31" draw:text-style-name="P12" draw:layer="layout" svg:width="0.984cm" svg:height="0.839cm" svg:x="9.056cm" svg:y="20.258cm">
          <draw:text-box>
            <text:p><text:span text:style-name="T15">x</text:span></text:p>
          </draw:text-box>
        </draw:frame>
        <draw:frame draw:style-name="gr31" draw:text-style-name="P12" draw:layer="layout" svg:width="0.984cm" svg:height="0.839cm" svg:x="9.49cm" svg:y="20.258cm">
          <draw:text-box>
            <text:p><text:span text:style-name="T15">x</text:span></text:p>
          </draw:text-box>
        </draw:frame>
        <draw:frame draw:style-name="gr30" draw:text-style-name="P12" draw:layer="layout" svg:width="0.984cm" svg:height="0.838cm" svg:x="9.49cm" svg:y="19.865cm">
          <draw:text-box>
            <text:p><text:span text:style-name="T15">x</text:span></text:p>
          </draw:text-box>
        </draw:frame>
        <draw:frame draw:style-name="gr31" draw:text-style-name="P12" draw:layer="layout" svg:width="0.984cm" svg:height="0.839cm" svg:x="9.49cm" svg:y="20.651cm">
          <draw:text-box>
            <text:p><text:span text:style-name="T15">x</text:span></text:p>
          </draw:text-box>
        </draw:frame>
        <draw:frame draw:style-name="gr31" draw:text-style-name="P12" draw:layer="layout" svg:width="0.984cm" svg:height="0.839cm" svg:x="9.924cm" svg:y="20.651cm">
          <draw:text-box>
            <text:p><text:span text:style-name="T15">x</text:span></text:p>
          </draw:text-box>
        </draw:frame>
        <draw:frame draw:style-name="gr31" draw:text-style-name="P12" draw:layer="layout" svg:width="0.984cm" svg:height="0.839cm" svg:x="9.924cm" svg:y="20.258cm">
          <draw:text-box>
            <text:p><text:span text:style-name="T15">x</text:span></text:p>
          </draw:text-box>
        </draw:frame>
        <draw:frame draw:style-name="gr31" draw:text-style-name="P12" draw:layer="layout" svg:width="0.984cm" svg:height="0.839cm" svg:x="9.924cm" svg:y="21.044cm">
          <draw:text-box>
            <text:p><text:span text:style-name="T15">x</text:span></text:p>
          </draw:text-box>
        </draw:frame>
        <draw:frame draw:style-name="gr31" draw:text-style-name="P12" draw:layer="layout" svg:width="0.984cm" svg:height="0.839cm" svg:x="10.358cm" svg:y="21.044cm">
          <draw:text-box>
            <text:p><text:span text:style-name="T15">x</text:span></text:p>
          </draw:text-box>
        </draw:frame>
        <draw:frame draw:style-name="gr31" draw:text-style-name="P12" draw:layer="layout" svg:width="0.984cm" svg:height="0.839cm" svg:x="10.358cm" svg:y="20.651cm">
          <draw:text-box>
            <text:p><text:span text:style-name="T15">x</text:span></text:p>
          </draw:text-box>
        </draw:frame>
        <draw:frame draw:style-name="gr31" draw:text-style-name="P12" draw:layer="layout" svg:width="0.984cm" svg:height="0.839cm" svg:x="10.358cm" svg:y="21.437cm">
          <draw:text-box>
            <text:p><text:span text:style-name="T15">x</text:span></text:p>
          </draw:text-box>
        </draw:frame>
        <draw:frame draw:style-name="gr31" draw:text-style-name="P12" draw:layer="layout" svg:width="0.984cm" svg:height="0.839cm" svg:x="10.792cm" svg:y="21.437cm">
          <draw:text-box>
            <text:p><text:span text:style-name="T15">x</text:span></text:p>
          </draw:text-box>
        </draw:frame>
        <draw:frame draw:style-name="gr31" draw:text-style-name="P12" draw:layer="layout" svg:width="0.984cm" svg:height="0.839cm" svg:x="10.792cm" svg:y="21.044cm">
          <draw:text-box>
            <text:p><text:span text:style-name="T15">x</text:span></text:p>
          </draw:text-box>
        </draw:frame>
        <draw:frame draw:style-name="gr31" draw:text-style-name="P12" draw:layer="layout" svg:width="0.984cm" svg:height="0.839cm" svg:x="10.792cm" svg:y="21.83cm">
          <draw:text-box>
            <text:p><text:span text:style-name="T15">x</text:span></text:p>
          </draw:text-box>
        </draw:frame>
        <draw:frame draw:style-name="gr31" draw:text-style-name="P12" draw:layer="layout" svg:width="0.984cm" svg:height="0.839cm" svg:x="11.227cm" svg:y="21.83cm">
          <draw:text-box>
            <text:p><text:span text:style-name="T15">x</text:span></text:p>
          </draw:text-box>
        </draw:frame>
        <draw:frame draw:style-name="gr31" draw:text-style-name="P12" draw:layer="layout" svg:width="0.984cm" svg:height="0.839cm" svg:x="11.227cm" svg:y="21.437cm">
          <draw:text-box>
            <text:p><text:span text:style-name="T15">x</text:span></text:p>
          </draw:text-box>
        </draw:frame>
        <draw:frame draw:style-name="gr33" draw:text-style-name="P12" draw:layer="layout" svg:width="0.985cm" svg:height="0.838cm" svg:x="8.187cm" svg:y="19.079cm">
          <draw:text-box>
            <text:p><text:span text:style-name="T15">x</text:span></text:p>
          </draw:text-box>
        </draw:frame>
        <draw:line draw:style-name="gr7" draw:text-style-name="P1" draw:layer="layout" svg:x1="8.448cm" svg:y1="19.262cm" svg:x2="12.066cm" svg:y2="22.538cm">
          <text:p/>
        </draw:line>
        <draw:frame draw:style-name="gr34" draw:layer="layout" svg:width="1.234cm" svg:height="1.262cm" svg:x="8.266cm" svg:y="21.738cm">
          <draw:text-box>
            <text:p>L</text:p>
          </draw:text-box>
        </draw:frame>
        <draw:frame draw:style-name="gr35" draw:layer="layout" svg:width="1.388cm" svg:height="1.262cm" svg:x="11.312cm" svg:y="19.138cm">
          <draw:text-box>
            <text:p>U</text:p>
          </draw:text-box>
        </draw:frame>
        <draw:line draw:style-name="gr36" draw:text-style-name="P1" draw:layer="layout" svg:x1="5.988cm" svg:y1="20.834cm" svg:x2="8.159cm" svg:y2="20.834cm">
          <text:p/>
        </draw:line>
        <draw:rect draw:style-name="gr7" draw:text-style-name="P1" draw:layer="layout" svg:width="3.618cm" svg:height="3.276cm" svg:x="2.08cm" svg:y="23.062cm">
          <text:p/>
        </draw:rect>
        <draw:frame draw:style-name="gr30" draw:text-style-name="P12" draw:layer="layout" svg:width="0.984cm" svg:height="0.838cm" svg:x="1.82cm" svg:y="23.665cm">
          <draw:text-box>
            <text:p><text:span text:style-name="T15">x</text:span></text:p>
          </draw:text-box>
        </draw:frame>
        <draw:frame draw:style-name="gr30" draw:text-style-name="P12" draw:layer="layout" svg:width="0.984cm" svg:height="0.838cm" svg:x="2.254cm" svg:y="23.272cm">
          <draw:text-box>
            <text:p><text:span text:style-name="T15">x</text:span></text:p>
          </draw:text-box>
        </draw:frame>
        <draw:frame draw:style-name="gr31" draw:text-style-name="P12" draw:layer="layout" svg:width="0.984cm" svg:height="0.839cm" svg:x="2.254cm" svg:y="24.058cm">
          <draw:text-box>
            <text:p><text:span text:style-name="T15">x</text:span></text:p>
          </draw:text-box>
        </draw:frame>
        <draw:frame draw:style-name="gr30" draw:text-style-name="P12" draw:layer="layout" svg:width="0.984cm" svg:height="0.838cm" svg:x="2.688cm" svg:y="23.665cm">
          <draw:text-box>
            <text:p><text:span text:style-name="T15">x</text:span></text:p>
          </draw:text-box>
        </draw:frame>
        <draw:frame draw:style-name="gr30" draw:text-style-name="P12" draw:layer="layout" svg:width="0.984cm" svg:height="0.838cm" svg:x="2.688cm" svg:y="22.879cm">
          <draw:text-box>
            <text:p><text:span text:style-name="T15">x</text:span></text:p>
          </draw:text-box>
        </draw:frame>
        <draw:frame draw:style-name="gr31" draw:text-style-name="P12" draw:layer="layout" svg:width="0.984cm" svg:height="0.839cm" svg:x="2.688cm" svg:y="24.451cm">
          <draw:text-box>
            <text:p><text:span text:style-name="T15">x</text:span></text:p>
          </draw:text-box>
        </draw:frame>
        <draw:frame draw:style-name="gr32" draw:text-style-name="P12" draw:layer="layout" svg:width="0.985cm" svg:height="0.839cm" svg:x="3.122cm" svg:y="24.058cm">
          <draw:text-box>
            <text:p><text:span text:style-name="T15">x</text:span></text:p>
          </draw:text-box>
        </draw:frame>
        <draw:frame draw:style-name="gr33" draw:text-style-name="P12" draw:layer="layout" svg:width="0.985cm" svg:height="0.838cm" svg:x="3.122cm" svg:y="23.272cm">
          <draw:text-box>
            <text:p><text:span text:style-name="T15">x</text:span></text:p>
          </draw:text-box>
        </draw:frame>
        <draw:frame draw:style-name="gr32" draw:text-style-name="P12" draw:layer="layout" svg:width="0.985cm" svg:height="0.839cm" svg:x="3.122cm" svg:y="24.844cm">
          <draw:text-box>
            <text:p><text:span text:style-name="T15">x</text:span></text:p>
          </draw:text-box>
        </draw:frame>
        <draw:frame draw:style-name="gr31" draw:text-style-name="P12" draw:layer="layout" svg:width="0.984cm" svg:height="0.839cm" svg:x="3.557cm" svg:y="24.451cm">
          <draw:text-box>
            <text:p><text:span text:style-name="T15">x</text:span></text:p>
          </draw:text-box>
        </draw:frame>
        <draw:frame draw:style-name="gr30" draw:text-style-name="P12" draw:layer="layout" svg:width="0.984cm" svg:height="0.838cm" svg:x="3.557cm" svg:y="23.665cm">
          <draw:text-box>
            <text:p><text:span text:style-name="T15">x</text:span></text:p>
          </draw:text-box>
        </draw:frame>
        <draw:frame draw:style-name="gr31" draw:text-style-name="P12" draw:layer="layout" svg:width="0.984cm" svg:height="0.839cm" svg:x="3.557cm" svg:y="25.237cm">
          <draw:text-box>
            <text:p><text:span text:style-name="T15">x</text:span></text:p>
          </draw:text-box>
        </draw:frame>
        <draw:frame draw:style-name="gr31" draw:text-style-name="P12" draw:layer="layout" svg:width="0.984cm" svg:height="0.839cm" svg:x="3.991cm" svg:y="24.844cm">
          <draw:text-box>
            <text:p><text:span text:style-name="T15">x</text:span></text:p>
          </draw:text-box>
        </draw:frame>
        <draw:frame draw:style-name="gr31" draw:text-style-name="P12" draw:layer="layout" svg:width="0.984cm" svg:height="0.839cm" svg:x="3.991cm" svg:y="24.058cm">
          <draw:text-box>
            <text:p><text:span text:style-name="T15">x</text:span></text:p>
          </draw:text-box>
        </draw:frame>
        <draw:frame draw:style-name="gr31" draw:text-style-name="P12" draw:layer="layout" svg:width="0.984cm" svg:height="0.839cm" svg:x="3.991cm" svg:y="25.63cm">
          <draw:text-box>
            <text:p><text:span text:style-name="T15">x</text:span></text:p>
          </draw:text-box>
        </draw:frame>
        <draw:frame draw:style-name="gr31" draw:text-style-name="P12" draw:layer="layout" svg:width="0.984cm" svg:height="0.839cm" svg:x="4.425cm" svg:y="25.237cm">
          <draw:text-box>
            <text:p><text:span text:style-name="T15">x</text:span></text:p>
          </draw:text-box>
        </draw:frame>
        <draw:frame draw:style-name="gr31" draw:text-style-name="P12" draw:layer="layout" svg:width="0.984cm" svg:height="0.839cm" svg:x="4.425cm" svg:y="24.451cm">
          <draw:text-box>
            <text:p><text:span text:style-name="T15">x</text:span></text:p>
          </draw:text-box>
        </draw:frame>
        <draw:frame draw:style-name="gr31" draw:text-style-name="P12" draw:layer="layout" svg:width="0.984cm" svg:height="0.839cm" svg:x="4.859cm" svg:y="25.63cm">
          <draw:text-box>
            <text:p><text:span text:style-name="T15">x</text:span></text:p>
          </draw:text-box>
        </draw:frame>
        <draw:frame draw:style-name="gr31" draw:text-style-name="P12" draw:layer="layout" svg:width="0.984cm" svg:height="0.839cm" svg:x="4.859cm" svg:y="24.844cm">
          <draw:text-box>
            <text:p><text:span text:style-name="T15">x</text:span></text:p>
          </draw:text-box>
        </draw:frame>
        <draw:frame draw:style-name="gr30" draw:text-style-name="P12" draw:layer="layout" svg:width="0.984cm" svg:height="0.838cm" svg:x="1.82cm" svg:y="22.879cm">
          <draw:text-box>
            <text:p><text:span text:style-name="T15">x</text:span></text:p>
          </draw:text-box>
        </draw:frame>
        <draw:rect draw:style-name="gr7" draw:text-style-name="P1" draw:layer="layout" svg:width="3.618cm" svg:height="3.276cm" svg:x="8.448cm" svg:y="23.062cm">
          <text:p/>
        </draw:rect>
        <draw:frame draw:style-name="gr30" draw:text-style-name="P12" draw:layer="layout" svg:width="0.984cm" svg:height="0.838cm" svg:x="8.622cm" svg:y="23.272cm">
          <draw:text-box>
            <text:p><text:span text:style-name="T15">x</text:span></text:p>
          </draw:text-box>
        </draw:frame>
        <draw:frame draw:style-name="gr30" draw:text-style-name="P12" draw:layer="layout" svg:width="0.984cm" svg:height="0.838cm" svg:x="9.056cm" svg:y="23.665cm">
          <draw:text-box>
            <text:p><text:span text:style-name="T15">x</text:span></text:p>
          </draw:text-box>
        </draw:frame>
        <draw:frame draw:style-name="gr31" draw:text-style-name="P12" draw:layer="layout" svg:width="0.984cm" svg:height="0.839cm" svg:x="9.49cm" svg:y="24.058cm">
          <draw:text-box>
            <text:p><text:span text:style-name="T15">x</text:span></text:p>
          </draw:text-box>
        </draw:frame>
        <draw:frame draw:style-name="gr31" draw:text-style-name="P12" draw:layer="layout" svg:width="0.984cm" svg:height="0.839cm" svg:x="9.924cm" svg:y="24.451cm">
          <draw:text-box>
            <text:p><text:span text:style-name="T15">x</text:span></text:p>
          </draw:text-box>
        </draw:frame>
        <draw:frame draw:style-name="gr31" draw:text-style-name="P12" draw:layer="layout" svg:width="0.984cm" svg:height="0.839cm" svg:x="10.358cm" svg:y="24.844cm">
          <draw:text-box>
            <text:p><text:span text:style-name="T15">x</text:span></text:p>
          </draw:text-box>
        </draw:frame>
        <draw:frame draw:style-name="gr31" draw:text-style-name="P12" draw:layer="layout" svg:width="0.984cm" svg:height="0.839cm" svg:x="10.792cm" svg:y="25.237cm">
          <draw:text-box>
            <text:p><text:span text:style-name="T15">x</text:span></text:p>
          </draw:text-box>
        </draw:frame>
        <draw:frame draw:style-name="gr31" draw:text-style-name="P12" draw:layer="layout" svg:width="0.984cm" svg:height="0.839cm" svg:x="11.227cm" svg:y="25.63cm">
          <draw:text-box>
            <text:p><text:span text:style-name="T15">x</text:span></text:p>
          </draw:text-box>
        </draw:frame>
        <draw:frame draw:style-name="gr33" draw:text-style-name="P12" draw:layer="layout" svg:width="0.985cm" svg:height="0.838cm" svg:x="8.187cm" svg:y="22.879cm">
          <draw:text-box>
            <text:p><text:span text:style-name="T15">x</text:span></text:p>
          </draw:text-box>
        </draw:frame>
        <draw:line draw:style-name="gr36" draw:text-style-name="P1" draw:layer="layout" svg:x1="5.988cm" svg:y1="24.634cm" svg:x2="8.159cm" svg:y2="24.634cm">
          <text:p/>
        </draw:line>
        <draw:line draw:style-name="gr7" draw:text-style-name="P1" draw:layer="layout" svg:x1="8.448cm" svg:y1="23.717cm" svg:x2="11.342cm" svg:y2="26.338cm">
          <text:p/>
        </draw:line>
        <draw:line draw:style-name="gr7" draw:text-style-name="P1" draw:layer="layout" svg:x1="9.172cm" svg:y1="23.062cm" svg:x2="12.066cm" svg:y2="25.683cm">
          <text:p/>
        </draw:line>
        <draw:line draw:style-name="gr7" draw:text-style-name="P1" draw:layer="layout" svg:x1="11.342cm" svg:y1="23.062cm" svg:x2="12.066cm" svg:y2="23.717cm">
          <text:p/>
        </draw:line>
        <draw:line draw:style-name="gr7" draw:text-style-name="P1" draw:layer="layout" svg:x1="8.448cm" svg:y1="25.683cm" svg:x2="9.172cm" svg:y2="26.338cm">
          <text:p/>
        </draw:line>
        <draw:line draw:style-name="gr37" draw:text-style-name="P1" draw:layer="layout" svg:x1="8.448cm" svg:y1="25.027cm" svg:x2="9.172cm" svg:y2="24.372cm">
          <text:p/>
        </draw:line>
        <draw:line draw:style-name="gr37" draw:text-style-name="P1" draw:layer="layout" svg:x1="9.895cm" svg:y1="26.338cm" svg:x2="10.619cm" svg:y2="25.683cm">
          <text:p/>
        </draw:line>
        <draw:line draw:style-name="gr37" draw:text-style-name="P1" draw:layer="layout" svg:x1="10.185cm" svg:y1="26.6cm" svg:x2="10.909cm" svg:y2="25.945cm">
          <text:p/>
        </draw:line>
        <draw:line draw:style-name="gr37" draw:text-style-name="P1" draw:layer="layout" svg:x1="8.159cm" svg:y1="24.765cm" svg:x2="8.883cm" svg:y2="24.11cm">
          <text:p/>
        </draw:line>
        <draw:line draw:style-name="gr37" draw:text-style-name="P1" draw:layer="layout" svg:x1="8.159cm" svg:y1="25.813cm" svg:x2="9.461cm" svg:y2="24.634cm">
          <text:p/>
        </draw:line>
        <draw:line draw:style-name="gr37" draw:text-style-name="P1" draw:layer="layout" svg:x1="8.448cm" svg:y1="26.076cm" svg:x2="9.75cm" svg:y2="24.897cm">
          <text:p/>
        </draw:line>
        <draw:line draw:style-name="gr37" draw:text-style-name="P1" draw:layer="layout" svg:x1="8.737cm" svg:y1="26.338cm" svg:x2="10.039cm" svg:y2="25.159cm">
          <text:p/>
        </draw:line>
        <draw:line draw:style-name="gr37" draw:text-style-name="P1" draw:layer="layout" svg:x1="9.027cm" svg:y1="26.6cm" svg:x2="10.329cm" svg:y2="25.421cm">
          <text:p/>
        </draw:line>
        <draw:line draw:style-name="gr37" draw:text-style-name="P1" draw:layer="layout" svg:x1="12.21cm" svg:y1="24.504cm" svg:x2="11.486cm" svg:y2="25.159cm">
          <text:p/>
        </draw:line>
        <draw:line draw:style-name="gr37" draw:text-style-name="P1" draw:layer="layout" svg:x1="10.475cm" svg:y1="22.931cm" svg:x2="9.751cm" svg:y2="23.586cm">
          <text:p/>
        </draw:line>
        <draw:line draw:style-name="gr37" draw:text-style-name="P1" draw:layer="layout" svg:x1="12.501cm" svg:y1="23.718cm" svg:x2="11.197cm" svg:y2="24.896cm">
          <text:p/>
        </draw:line>
        <draw:line draw:style-name="gr37" draw:text-style-name="P1" draw:layer="layout" svg:x1="12.212cm" svg:y1="23.456cm" svg:x2="10.908cm" svg:y2="24.634cm">
          <text:p/>
        </draw:line>
        <draw:line draw:style-name="gr37" draw:text-style-name="P1" draw:layer="layout" svg:x1="11.922cm" svg:y1="23.194cm" svg:x2="10.618cm" svg:y2="24.372cm">
          <text:p/>
        </draw:line>
        <draw:line draw:style-name="gr37" draw:text-style-name="P1" draw:layer="layout" svg:x1="11.633cm" svg:y1="22.931cm" svg:x2="10.329cm" svg:y2="24.109cm">
          <text:p/>
        </draw:line>
        <draw:line draw:style-name="gr37" draw:text-style-name="P1" draw:layer="layout" svg:x1="11.345cm" svg:y1="22.669cm" svg:x2="10.041cm" svg:y2="23.847cm">
          <text:p/>
        </draw:line>
        <draw:rect draw:style-name="gr7" draw:text-style-name="P1" draw:layer="layout" svg:width="4cm" svg:height="3.776cm" svg:x="2.5cm" svg:y="11.6cm">
          <text:p/>
        </draw:rect>
        <draw:line draw:style-name="gr38" draw:text-style-name="P1" draw:layer="layout" svg:x1="2.5cm" svg:y1="13.5cm" svg:x2="6.5cm" svg:y2="13.5cm">
          <text:p/>
        </draw:line>
        <draw:line draw:style-name="gr38" draw:text-style-name="P1" draw:layer="layout" svg:x1="2.5cm" svg:y1="12.6cm" svg:x2="6.5cm" svg:y2="12.6cm">
          <text:p/>
        </draw:line>
        <draw:line draw:style-name="gr38" draw:text-style-name="P1" draw:layer="layout" svg:x1="2.5cm" svg:y1="14.5cm" svg:x2="6.5cm" svg:y2="14.5cm">
          <text:p/>
        </draw:line>
        <draw:frame draw:style-name="gr3" draw:layer="layout" svg:width="2.191cm" svg:height="0.963cm" svg:x="3.5cm" svg:y="11.637cm">
          <draw:text-box>
            <text:p>CPU1</text:p>
          </draw:text-box>
        </draw:frame>
        <draw:frame draw:style-name="gr3" draw:layer="layout" svg:width="2.191cm" svg:height="0.963cm" svg:x="3.501cm" svg:y="12.538cm">
          <draw:text-box>
            <text:p>CPU2</text:p>
          </draw:text-box>
        </draw:frame>
        <draw:frame draw:style-name="gr3" draw:layer="layout" svg:width="2.191cm" svg:height="0.963cm" svg:x="3.502cm" svg:y="13.539cm">
          <draw:text-box>
            <text:p>CPU3</text:p>
          </draw:text-box>
        </draw:frame>
        <draw:frame draw:style-name="gr3" draw:layer="layout" svg:width="2.191cm" svg:height="0.963cm" svg:x="3.503cm" svg:y="14.44cm">
          <draw:text-box>
            <text:p>CPU4</text:p>
          </draw:text-box>
        </draw:frame>
        <draw:rect draw:style-name="gr7" draw:text-style-name="P1" draw:layer="layout" svg:width="4cm" svg:height="3.776cm" svg:x="8.5cm" svg:y="11.601cm">
          <text:p/>
        </draw:rect>
        <draw:line draw:style-name="gr38" draw:text-style-name="P1" draw:layer="layout" svg:x1="8.5cm" svg:y1="13.501cm" svg:x2="12.5cm" svg:y2="13.501cm">
          <text:p/>
        </draw:line>
        <draw:line draw:style-name="gr38" draw:text-style-name="P1" draw:layer="layout" svg:x1="8.5cm" svg:y1="12.601cm" svg:x2="12.5cm" svg:y2="12.601cm">
          <text:p/>
        </draw:line>
        <draw:line draw:style-name="gr38" draw:text-style-name="P1" draw:layer="layout" svg:x1="8.5cm" svg:y1="14.501cm" svg:x2="12.5cm" svg:y2="14.501cm">
          <text:p/>
        </draw:line>
        <draw:line draw:style-name="gr38" draw:text-style-name="P1" draw:layer="layout" svg:x1="8.5cm" svg:y1="12.101cm" svg:x2="12.5cm" svg:y2="12.101cm">
          <text:p/>
        </draw:line>
        <draw:line draw:style-name="gr38" draw:text-style-name="P1" draw:layer="layout" svg:x1="8.5cm" svg:y1="13.101cm" svg:x2="12.5cm" svg:y2="13.101cm">
          <text:p/>
        </draw:line>
        <draw:line draw:style-name="gr38" draw:text-style-name="P1" draw:layer="layout" svg:x1="8.5cm" svg:y1="14.001cm" svg:x2="12.5cm" svg:y2="14.001cm">
          <text:p/>
        </draw:line>
        <draw:line draw:style-name="gr38" draw:text-style-name="P1" draw:layer="layout" svg:x1="8.5cm" svg:y1="14.901cm" svg:x2="12.5cm" svg:y2="14.901cm">
          <text:p/>
        </draw:line>
        <draw:frame draw:style-name="gr3" draw:text-style-name="P13" draw:layer="layout" svg:width="0.777cm" svg:height="0.806cm" svg:x="10.223cm" svg:y="11.5cm">
          <draw:text-box>
            <text:p><text:span text:style-name="T16">1</text:span></text:p>
          </draw:text-box>
        </draw:frame>
        <draw:frame draw:style-name="gr3" draw:text-style-name="P13" draw:layer="layout" svg:width="0.777cm" svg:height="0.806cm" svg:x="10.224cm" svg:y="12.5cm">
          <draw:text-box>
            <text:p><text:span text:style-name="T16">3</text:span></text:p>
          </draw:text-box>
        </draw:frame>
        <draw:frame draw:style-name="gr3" draw:text-style-name="P13" draw:layer="layout" svg:width="0.777cm" svg:height="0.806cm" svg:x="10.225cm" svg:y="13.4cm">
          <draw:text-box>
            <text:p><text:span text:style-name="T16">1</text:span></text:p>
          </draw:text-box>
        </draw:frame>
        <draw:frame draw:style-name="gr3" draw:text-style-name="P13" draw:layer="layout" svg:width="0.777cm" svg:height="0.806cm" svg:x="10.226cm" svg:y="14.3cm">
          <draw:text-box>
            <text:p><text:span text:style-name="T16">3</text:span></text:p>
          </draw:text-box>
        </draw:frame>
        <draw:frame draw:style-name="gr3" draw:text-style-name="P13" draw:layer="layout" svg:width="0.777cm" svg:height="0.806cm" svg:x="10.227cm" svg:y="14.8cm">
          <draw:text-box>
            <text:p><text:span text:style-name="T16">4</text:span></text:p>
          </draw:text-box>
        </draw:frame>
        <draw:frame draw:style-name="gr3" draw:text-style-name="P13" draw:layer="layout" svg:width="0.777cm" svg:height="0.806cm" svg:x="10.228cm" svg:y="13.9cm">
          <draw:text-box>
            <text:p><text:span text:style-name="T16">2</text:span></text:p>
          </draw:text-box>
        </draw:frame>
        <draw:frame draw:style-name="gr3" draw:text-style-name="P13" draw:layer="layout" svg:width="0.777cm" svg:height="0.806cm" svg:x="10.229cm" svg:y="12.9cm">
          <draw:text-box>
            <text:p><text:span text:style-name="T16">4</text:span></text:p>
          </draw:text-box>
        </draw:frame>
        <draw:frame draw:style-name="gr3" draw:text-style-name="P13" draw:layer="layout" svg:width="0.777cm" svg:height="0.806cm" svg:x="10.23cm" svg:y="12cm">
          <draw:text-box>
            <text:p><text:span text:style-name="T16">2</text:span></text:p>
          </draw:text-box>
        </draw:frame>
      </draw:page>
      <draw:page draw:name="page5" draw:style-name="dp1" draw:master-page-name="Standard">
        <draw:custom-shape draw:style-name="gr4" draw:text-style-name="P1" draw:layer="layout" svg:width="6cm" svg:height="2cm" svg:x="4cm" svg:y="5.5cm">
          <text:p/>
          <draw:enhanced-geometry svg:viewBox="0 0 21600 21600" draw:glue-points="10800 0 0 10800 10800 21600 21600 10800" draw:text-areas="5400 5400 16200 16200" draw:type="diamond" draw:enhanced-path="M 10800 0 L 21600 10800 10800 21600 0 10800 10800 0 Z N"/>
        </draw:custom-shape>
        <draw:frame draw:style-name="gr3" draw:text-style-name="P7" draw:layer="layout" svg:width="2.365cm" svg:height="0.839cm" svg:x="9.135cm" svg:y="6.661cm">
          <draw:text-box>
            <text:p><text:span text:style-name="T9">span(A)</text:span></text:p>
          </draw:text-box>
        </draw:frame>
        <draw:line draw:style-name="gr2" draw:text-style-name="P1" draw:layer="layout" svg:x1="6cm" svg:y1="6cm" svg:x2="8cm" svg:y2="4cm">
          <text:p/>
        </draw:line>
        <draw:frame draw:style-name="gr3" draw:text-style-name="P14" draw:layer="layout" svg:width="0.815cm" svg:height="0.882cm" svg:x="7cm" svg:y="3.372cm">
          <draw:text-box>
            <text:p><text:span text:style-name="T17">b</text:span></text:p>
          </draw:text-box>
        </draw:frame>
        <draw:line draw:style-name="gr39" draw:text-style-name="P1" draw:layer="layout" svg:x1="8cm" svg:y1="4cm" svg:x2="8cm" svg:y2="6.5cm">
          <text:p/>
        </draw:line>
        <draw:line draw:style-name="gr40" draw:text-style-name="P1" draw:layer="layout" svg:x1="6cm" svg:y1="6cm" svg:x2="8cm" svg:y2="6.5cm">
          <text:p/>
        </draw:line>
        <draw:frame draw:style-name="gr41" draw:text-style-name="P15" draw:layer="layout" svg:width="1.158cm" svg:height="0.882cm" svg:x="6cm" svg:y="6cm">
          <draw:text-box>
            <text:p text:style-name="P15"><text:span text:style-name="T18">Ax</text:span></text:p>
          </draw:text-box>
        </draw:frame>
        <draw:frame draw:style-name="gr41" draw:text-style-name="P16" draw:layer="layout" svg:width="2.898cm" svg:height="0.882cm" svg:x="8.102cm" svg:y="4.5cm">
          <draw:text-box>
            <text:p><text:span text:style-name="T19">b – Ax = 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ean-Philippe Collette</meta:initial-creator>
    <meta:creation-date>2012-01-18T18:57:55.05</meta:creation-date>
    <dc:date>2012-01-20T19:13:55.43</dc:date>
    <dc:creator>Jean-Philippe Collette</dc:creator>
    <meta:editing-duration>PT5H56M7S</meta:editing-duration>
    <meta:editing-cycles>18</meta:editing-cycles>
    <meta:generator>OpenOffice.org/3.3$Win32 OpenOffice.org_project/330m20$Build-9567</meta:generator>
    <meta:document-statistic meta:object-count="439"/>
  </office:meta>
</office:document-meta>
</file>